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OpenSymbol1" svg:font-family="OpenSymbol"/>
    <style:font-face style:name="DejaVu Sans Mono" svg:font-family="'DejaVu Sans Mono'" style:font-family-generic="modern"/>
    <style:font-face style:name="DejaVu Sans" svg:font-family="'DejaVu Sans'" style:font-family-generic="swiss"/>
    <style:font-face style:name="DejaVu Sans4" svg:font-family="'DejaVu Sans', 'MS Mincho'" style:font-pitch="variable"/>
    <style:font-face style:name="Droid Sans Fallback1" svg:font-family="'Droid Sans Fallback'" style:font-pitch="variable"/>
    <style:font-face style:name="Droid Sans Fallback2" svg:font-family="'Droid Sans Fallback', 'MS Mincho'" style:font-pitch="variable"/>
    <style:font-face style:name="OpenSymbol" svg:font-family="OpenSymbol, 'Arial Unicode MS'" style:font-pitch="variable"/>
    <style:font-face style:name="DejaVu Sans3" svg:font-family="'DejaVu Sans'" style:font-family-generic="roman" style:font-pitch="variable"/>
    <style:font-face style:name="Droid Sans" svg:font-family="'Droid Sans', 'Arial Unicode MS'" style:font-family-generic="roman" style:font-pitch="variable"/>
    <style:font-face style:name="Liberation Serif" svg:font-family="'Liberation Serif'" style:font-family-generic="roman" style:font-pitch="variable"/>
    <style:font-face style:name="Liberation Serif1" svg:font-family="'Liberation Serif', 'MS PMincho'" style:font-family-generic="roman" style:font-pitch="variable"/>
    <style:font-face style:name="Mangal" svg:font-family="Mangal" style:font-family-generic="roman" style:font-pitch="variable"/>
    <style:font-face style:name="Arial" svg:font-family="Arial" style:font-family-generic="swiss" style:font-pitch="variable"/>
    <style:font-face style:name="Calibri" svg:font-family="Calibri" style:font-family-generic="swiss" style:font-pitch="variable"/>
    <style:font-face style:name="DejaVu Sans2" svg:font-family="'DejaVu Sans'" style:font-family-generic="swiss" style:font-pitch="variable"/>
    <style:font-face style:name="Droid Sans1" svg:font-family="'Droid Sans'" style:font-family-generic="swiss" style:font-pitch="variable"/>
    <style:font-face style:name="Droid Sans2" svg:font-family="'Droid Sans', 'Arial Unicode MS'" style:font-family-generic="swiss" style:font-pitch="variable"/>
    <style:font-face style:name="Liberation Sans" svg:font-family="'Liberation Sans', Arial" style:font-family-generic="swiss" style:font-pitch="variable"/>
    <style:font-face style:name="Liberation Serif2" svg:font-family="'Liberation Serif'" style:font-family-generic="swiss" style:font-pitch="variable"/>
    <style:font-face style:name="Tahoma" svg:font-family="Tahoma" style:font-family-generic="swiss" style:font-pitch="variable"/>
    <style:font-face style:name="DejaVu Sans1" svg:font-family="'DejaVu Sans'"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paragraph-properties fo:break-before="page"/>
      <style:text-properties officeooo:paragraph-rsid="00242b6a"/>
    </style:style>
    <style:style style:name="P2" style:family="paragraph" style:parent-style-name="Text_20_body">
      <style:text-properties style:font-name="Droid Sans1"/>
    </style:style>
    <style:style style:name="P3" style:family="paragraph" style:parent-style-name="Footer">
      <style:paragraph-properties fo:text-align="center" style:justify-single-word="false"/>
      <style:text-properties style:font-name="Droid Sans1"/>
    </style:style>
    <style:style style:name="P4" style:family="paragraph" style:parent-style-name="Text_20_body">
      <style:text-properties style:font-name="Droid Sans1" fo:font-size="11pt" style:font-size-asian="11pt" style:font-name-complex="Droid Sans2" style:font-size-complex="11pt"/>
    </style:style>
    <style:style style:name="P5" style:family="paragraph" style:parent-style-name="Text_20_body">
      <style:text-properties style:font-name="Droid Sans1" fo:font-size="11pt" fo:font-style="italic" style:font-size-asian="11pt" style:font-style-asian="italic" style:font-name-complex="Droid Sans2" style:font-size-complex="11pt" style:font-style-complex="italic"/>
    </style:style>
    <style:style style:name="P6" style:family="paragraph" style:parent-style-name="Text_20_body">
      <style:paragraph-properties fo:margin-left="0.847cm" fo:margin-right="0cm" fo:text-indent="-0.847cm" style:auto-text-indent="false" fo:break-before="page"/>
      <style:text-properties style:font-name="Droid Sans" fo:font-size="11pt"/>
    </style:style>
    <style:style style:name="P7" style:family="paragraph" style:parent-style-name="Text_20_body">
      <style:paragraph-properties fo:margin-left="0.847cm" fo:margin-right="0cm" fo:text-indent="-0.847cm" style:auto-text-indent="false"/>
      <style:text-properties style:font-name="Droid Sans1" fo:font-size="11pt" fo:font-weight="bold" style:font-size-asian="11pt" style:font-weight-asian="bold" style:font-name-complex="Droid Sans2" style:font-size-complex="11pt" style:font-weight-complex="bold"/>
    </style:style>
    <style:style style:name="P8" style:family="paragraph" style:parent-style-name="Text_20_body">
      <style:paragraph-properties fo:margin-left="0.847cm" fo:margin-right="0cm" fo:text-indent="-0.847cm" style:auto-text-indent="false"/>
      <style:text-properties style:font-name="Droid Sans" fo:font-size="11pt"/>
    </style:style>
    <style:style style:name="P9" style:family="paragraph" style:parent-style-name="Text_20_body">
      <style:paragraph-properties fo:margin-left="0cm" fo:margin-right="0cm" fo:text-indent="0cm" style:auto-text-indent="false"/>
      <style:text-properties style:font-name="Droid Sans" fo:font-size="11pt"/>
    </style:style>
    <style:style style:name="P10" style:family="paragraph" style:parent-style-name="Standard">
      <style:text-properties style:font-name="Droid Sans1"/>
    </style:style>
    <style:style style:name="P11" style:family="paragraph" style:parent-style-name="Standard">
      <style:text-properties style:font-name="Droid Sans1" fo:font-size="11pt" style:font-size-asian="11pt" style:font-name-complex="Droid Sans2" style:font-size-complex="11pt"/>
    </style:style>
    <style:style style:name="P12" style:family="paragraph" style:parent-style-name="Standard">
      <style:text-properties style:font-name="Droid Sans1" fo:font-size="11pt" officeooo:paragraph-rsid="001cd285" style:font-size-asian="11pt" style:font-name-complex="Droid Sans2" style:font-size-complex="11pt"/>
    </style:style>
    <style:style style:name="P13" style:family="paragraph" style:parent-style-name="Standard">
      <style:text-properties style:font-name="Droid Sans1" fo:font-size="11pt" fo:font-weight="bold" style:font-size-asian="11pt" style:font-weight-asian="bold" style:font-name-complex="Droid Sans2" style:font-size-complex="11pt"/>
    </style:style>
    <style:style style:name="P14" style:family="paragraph" style:parent-style-name="Standard">
      <style:text-properties style:font-name="Droid Sans1" fo:font-size="11pt" fo:font-weight="bold" style:font-size-asian="11pt" style:font-weight-asian="bold" style:font-name-complex="Droid Sans2" style:font-size-complex="11pt" style:font-weight-complex="bold"/>
    </style:style>
    <style:style style:name="P15" style:family="paragraph" style:parent-style-name="Standard">
      <style:text-properties style:font-name="Droid Sans1" officeooo:paragraph-rsid="001cd285"/>
    </style:style>
    <style:style style:name="P16" style:family="paragraph" style:parent-style-name="Standard">
      <style:paragraph-properties fo:break-before="page"/>
    </style:style>
    <style:style style:name="P17" style:family="paragraph" style:parent-style-name="Standard">
      <style:paragraph-properties fo:break-before="page"/>
      <style:text-properties style:font-name="Droid Sans1" fo:font-size="11pt" fo:font-weight="bold" style:font-size-asian="11pt" style:font-weight-asian="bold" style:font-name-complex="Droid Sans2" style:font-size-complex="11pt" style:font-weight-complex="bold"/>
    </style:style>
    <style:style style:name="P18" style:family="paragraph" style:parent-style-name="Header">
      <style:paragraph-properties text:number-lines="true" text:line-number="0"/>
      <style:text-properties style:font-name="Droid Sans1" fo:font-size="11pt" style:font-size-asian="11pt" style:font-name-complex="Droid Sans2" style:font-size-complex="11pt"/>
    </style:style>
    <style:style style:name="P19" style:family="paragraph" style:parent-style-name="Preformatted_20_Text">
      <style:paragraph-properties fo:margin-top="0.049cm" fo:margin-bottom="0.099cm" style:contextual-spacing="false"/>
      <style:text-properties style:font-name="Droid Sans1" fo:font-size="11pt" style:font-size-asian="11pt" style:font-name-complex="Droid Sans2" style:font-size-complex="11pt"/>
    </style:style>
    <style:style style:name="P20" style:family="paragraph" style:parent-style-name="Standard" style:master-page-name="Standard">
      <style:paragraph-properties style:page-number="auto"/>
      <style:text-properties style:font-name="Droid Sans1" fo:font-size="11pt" fo:font-weight="bold" style:font-size-asian="11pt" style:font-weight-asian="bold" style:font-name-complex="Droid Sans2" style:font-size-complex="11pt"/>
    </style:style>
    <style:style style:name="P21" style:family="paragraph" style:parent-style-name="Standard">
      <style:text-properties style:font-name="Droid Sans1" fo:font-size="11pt" style:font-size-asian="11pt" style:font-name-complex="Droid Sans2" style:font-size-complex="11pt"/>
    </style:style>
    <style:style style:name="P22" style:family="paragraph" style:parent-style-name="Standard" style:list-style-name="WW8Num14">
      <style:text-properties style:font-name="Droid Sans1" fo:font-size="11pt" style:font-size-asian="11pt" style:font-name-complex="Droid Sans2" style:font-size-complex="11pt"/>
    </style:style>
    <style:style style:name="P23" style:family="paragraph" style:parent-style-name="Standard">
      <style:paragraph-properties fo:break-before="page"/>
      <style:text-properties officeooo:paragraph-rsid="00242b6a"/>
    </style:style>
    <style:style style:name="P24" style:family="paragraph" style:parent-style-name="Text_20_body">
      <style:text-properties style:font-name="Droid Sans1"/>
    </style:style>
    <style:style style:name="P25" style:family="paragraph" style:parent-style-name="Text_20_body" style:list-style-name="WW8Num6">
      <style:text-properties style:font-name="Droid Sans1" fo:font-size="11pt" style:font-size-asian="11pt" style:font-name-complex="Droid Sans2" style:font-size-complex="11pt"/>
    </style:style>
    <style:style style:name="P26" style:family="paragraph" style:parent-style-name="Text_20_body" style:list-style-name="WW8Num7">
      <style:text-properties style:font-name="Droid Sans1" fo:font-size="11pt" style:font-size-asian="11pt" style:font-name-complex="Droid Sans2" style:font-size-complex="11pt"/>
    </style:style>
    <style:style style:name="P27" style:family="paragraph" style:parent-style-name="Text_20_body" style:list-style-name="WW8Num8">
      <style:text-properties style:font-name="Droid Sans1" fo:font-size="11pt" style:font-size-asian="11pt" style:font-name-complex="Droid Sans2" style:font-size-complex="11pt"/>
    </style:style>
    <style:style style:name="P28" style:family="paragraph" style:parent-style-name="Text_20_body" style:list-style-name="WW8Num9">
      <style:text-properties style:font-name="Droid Sans1" fo:font-size="11pt" style:font-size-asian="11pt" style:font-name-complex="Droid Sans2" style:font-size-complex="11pt"/>
    </style:style>
    <style:style style:name="P29" style:family="paragraph" style:parent-style-name="Text_20_body" style:list-style-name="WW8Num10">
      <style:text-properties style:font-name="Droid Sans1" fo:font-size="11pt" style:font-size-asian="11pt" style:font-name-complex="Droid Sans2" style:font-size-complex="11pt"/>
    </style:style>
    <style:style style:name="P30" style:family="paragraph" style:parent-style-name="Text_20_body" style:list-style-name="WW8Num11">
      <style:text-properties style:font-name="Droid Sans1" fo:font-size="11pt" style:font-size-asian="11pt" style:font-name-complex="Droid Sans2" style:font-size-complex="11pt"/>
    </style:style>
    <style:style style:name="P31" style:family="paragraph" style:parent-style-name="Text_20_body" style:list-style-name="WW8Num12">
      <style:text-properties style:font-name="Droid Sans1" fo:font-size="11pt" style:font-size-asian="11pt" style:font-name-complex="Droid Sans2" style:font-size-complex="11pt"/>
    </style:style>
    <style:style style:name="P32" style:family="paragraph" style:parent-style-name="Text_20_body" style:list-style-name="WW8Num13">
      <style:text-properties style:font-name="Droid Sans1" fo:font-size="11pt" style:font-size-asian="11pt" style:font-name-complex="Droid Sans2" style:font-size-complex="11pt"/>
    </style:style>
    <style:style style:name="P33" style:family="paragraph" style:parent-style-name="Text_20_body">
      <style:text-properties style:font-name="Droid Sans1" fo:font-size="11pt" officeooo:paragraph-rsid="00229874" style:font-size-asian="11pt" style:font-name-complex="Droid Sans2" style:font-size-complex="11pt"/>
    </style:style>
    <style:style style:name="P34" style:family="paragraph" style:parent-style-name="Text_20_body">
      <style:text-properties style:font-name="Droid Sans1" fo:font-size="11pt" officeooo:paragraph-rsid="0028e927" style:font-size-asian="11pt" style:font-name-complex="Droid Sans2" style:font-size-complex="11pt"/>
    </style:style>
    <style:style style:name="P35" style:family="paragraph" style:parent-style-name="Text_20_body" style:list-style-name="L4">
      <style:text-properties style:font-name="Droid Sans1" fo:font-size="11pt" officeooo:paragraph-rsid="002adc22" style:font-size-asian="11pt" style:font-name-complex="Droid Sans2" style:font-size-complex="11pt"/>
    </style:style>
    <style:style style:name="P36" style:family="paragraph" style:parent-style-name="Text_20_body" style:list-style-name="L4">
      <style:text-properties style:font-name="Droid Sans1" fo:font-size="11pt" officeooo:paragraph-rsid="002afbb0" style:font-size-asian="11pt" style:font-name-complex="Droid Sans2" style:font-size-complex="11pt"/>
    </style:style>
    <style:style style:name="P37" style:family="paragraph" style:parent-style-name="Text_20_body" style:list-style-name="L5">
      <style:text-properties style:font-name="Droid Sans1" fo:font-size="11pt" officeooo:paragraph-rsid="002b4d58" style:font-size-asian="11pt" style:font-name-complex="Droid Sans2" style:font-size-complex="11pt"/>
    </style:style>
    <style:style style:name="P38" style:family="paragraph" style:parent-style-name="Text_20_body" style:list-style-name="WW8Num6">
      <style:text-properties style:font-name="Droid Sans1"/>
    </style:style>
    <style:style style:name="P39" style:family="paragraph" style:parent-style-name="Text_20_body" style:list-style-name="WW8Num8">
      <style:text-properties style:font-name="Droid Sans1"/>
    </style:style>
    <style:style style:name="P40" style:family="paragraph" style:parent-style-name="Text_20_body" style:list-style-name="WW8Num8">
      <style:text-properties style:font-name="Droid Sans1" officeooo:paragraph-rsid="001cdf6d"/>
    </style:style>
    <style:style style:name="P41" style:family="paragraph" style:parent-style-name="Text_20_body" style:list-style-name="WW8Num9">
      <style:text-properties style:font-name="Droid Sans1"/>
    </style:style>
    <style:style style:name="P42" style:family="paragraph" style:parent-style-name="Text_20_body" style:list-style-name="WW8Num10">
      <style:text-properties style:font-name="Droid Sans1"/>
    </style:style>
    <style:style style:name="P43" style:family="paragraph" style:parent-style-name="Text_20_body" style:list-style-name="WW8Num11">
      <style:text-properties style:font-name="Droid Sans1"/>
    </style:style>
    <style:style style:name="P44" style:family="paragraph" style:parent-style-name="Text_20_body" style:list-style-name="WW8Num12">
      <style:text-properties style:font-name="Droid Sans1"/>
    </style:style>
    <style:style style:name="P45" style:family="paragraph" style:parent-style-name="Text_20_body" style:list-style-name="WW8Num13">
      <style:text-properties style:font-name="Droid Sans1"/>
    </style:style>
    <style:style style:name="P46" style:family="paragraph" style:parent-style-name="Text_20_body" style:list-style-name="WW8Num10"/>
    <style:style style:name="P47" style:family="paragraph" style:parent-style-name="Text_20_body" style:list-style-name="WW8Num12"/>
    <style:style style:name="P48" style:family="paragraph" style:parent-style-name="Preformatted_20_Text" style:list-style-name="WW8Num1">
      <style:paragraph-properties fo:margin-top="0.049cm" fo:margin-bottom="0.099cm" style:contextual-spacing="false"/>
      <style:text-properties style:font-name="Droid Sans1" fo:font-size="11pt" style:font-size-asian="11pt" style:font-name-complex="Droid Sans2" style:font-size-complex="11pt"/>
    </style:style>
    <style:style style:name="P49" style:family="paragraph" style:parent-style-name="Preformatted_20_Text" style:list-style-name="WW8Num2">
      <style:paragraph-properties fo:margin-top="0.049cm" fo:margin-bottom="0.099cm" style:contextual-spacing="false"/>
      <style:text-properties style:font-name="Droid Sans1" fo:font-size="11pt" style:font-size-asian="11pt" style:font-name-complex="Droid Sans2" style:font-size-complex="11pt"/>
    </style:style>
    <style:style style:name="P50" style:family="paragraph" style:parent-style-name="Preformatted_20_Text" style:list-style-name="WW8Num3">
      <style:paragraph-properties fo:margin-top="0.049cm" fo:margin-bottom="0.099cm" style:contextual-spacing="false"/>
      <style:text-properties style:font-name="Droid Sans1" fo:font-size="11pt" style:font-size-asian="11pt" style:font-name-complex="Droid Sans2" style:font-size-complex="11pt"/>
    </style:style>
    <style:style style:name="P51" style:family="paragraph" style:parent-style-name="Preformatted_20_Text" style:list-style-name="WW8Num4">
      <style:paragraph-properties fo:margin-top="0.049cm" fo:margin-bottom="0.099cm" style:contextual-spacing="false"/>
      <style:text-properties style:font-name="Droid Sans1" fo:font-size="11pt" style:font-size-asian="11pt" style:font-name-complex="Droid Sans2" style:font-size-complex="11pt"/>
    </style:style>
    <style:style style:name="P52" style:family="paragraph" style:parent-style-name="Preformatted_20_Text" style:list-style-name="WW8Num5">
      <style:paragraph-properties fo:margin-top="0.049cm" fo:margin-bottom="0.099cm" style:contextual-spacing="false"/>
      <style:text-properties style:font-name="Droid Sans1" fo:font-size="11pt" style:font-size-asian="11pt" style:font-name-complex="Droid Sans2" style:font-size-complex="11pt"/>
    </style:style>
    <style:style style:name="P53" style:family="paragraph" style:parent-style-name="Preformatted_20_Text" style:list-style-name="WW8Num14">
      <style:paragraph-properties fo:margin-top="0.049cm" fo:margin-bottom="0.099cm" style:contextual-spacing="false"/>
      <style:text-properties style:font-name="Droid Sans1" fo:font-size="11pt" officeooo:paragraph-rsid="001f3dc5" style:font-size-asian="11pt" style:font-name-complex="Droid Sans2" style:font-size-complex="11pt"/>
    </style:style>
    <style:style style:name="P54" style:family="paragraph" style:parent-style-name="Preformatted_20_Text" style:list-style-name="L1">
      <style:paragraph-properties fo:margin-top="0.049cm" fo:margin-bottom="0.099cm" style:contextual-spacing="false"/>
      <style:text-properties style:font-name="Droid Sans1" fo:font-size="11pt" style:font-size-asian="11pt" style:font-name-complex="Droid Sans2" style:font-size-complex="11pt"/>
    </style:style>
    <style:style style:name="P55" style:family="paragraph" style:parent-style-name="Preformatted_20_Text" style:list-style-name="L2">
      <style:paragraph-properties fo:margin-top="0.049cm" fo:margin-bottom="0.099cm" style:contextual-spacing="false"/>
      <style:text-properties style:font-name="Droid Sans1" fo:font-size="11pt" style:font-size-asian="11pt" style:font-name-complex="Droid Sans2" style:font-size-complex="11pt"/>
    </style:style>
    <style:style style:name="P56" style:family="paragraph" style:parent-style-name="Preformatted_20_Text" style:list-style-name="L3">
      <style:paragraph-properties fo:margin-top="0.049cm" fo:margin-bottom="0.099cm" style:contextual-spacing="false"/>
      <style:text-properties style:font-name="Droid Sans1" fo:font-size="11pt" style:font-size-asian="11pt" style:font-name-complex="Droid Sans2" style:font-size-complex="11pt"/>
    </style:style>
    <style:style style:name="P57" style:family="paragraph" style:parent-style-name="Preformatted_20_Text" style:list-style-name="WW8Num3">
      <style:paragraph-properties fo:margin-top="0.049cm" fo:margin-bottom="0.099cm" style:contextual-spacing="false"/>
      <style:text-properties style:font-name="Droid Sans1"/>
    </style:style>
    <style:style style:name="P58" style:family="paragraph" style:parent-style-name="Preformatted_20_Text" style:list-style-name="WW8Num1">
      <style:paragraph-properties fo:margin-top="0.049cm" fo:margin-bottom="0.099cm" style:contextual-spacing="false"/>
    </style:style>
    <style:style style:name="P59" style:family="paragraph" style:parent-style-name="Preformatted_20_Text" style:list-style-name="WW8Num14">
      <style:paragraph-properties fo:margin-top="0.049cm" fo:margin-bottom="0.099cm" style:contextual-spacing="false"/>
      <style:text-properties officeooo:paragraph-rsid="001f3dc5"/>
    </style:style>
    <style:style style:name="P60" style:family="paragraph">
      <style:paragraph-properties style:writing-mode="lr-tb"/>
    </style:style>
    <style:style style:name="T1" style:family="text">
      <style:text-properties style:font-name="Droid Sans1" fo:font-size="11pt" officeooo:rsid="002424d3" style:font-size-asian="11pt" style:font-name-complex="Droid Sans2" style:font-size-complex="11pt"/>
    </style:style>
    <style:style style:name="T2" style:family="text">
      <style:text-properties fo:font-size="11pt" style:font-size-asian="11pt" style:font-name-complex="Droid Sans2" style:font-size-complex="11pt"/>
    </style:style>
    <style:style style:name="T3" style:family="text">
      <style:text-properties style:font-name="Droid Sans1" fo:font-size="11pt" style:font-size-asian="11pt" style:font-name-complex="Droid Sans2" style:font-size-complex="11pt"/>
    </style:style>
    <style:style style:name="T4" style:family="text">
      <style:text-properties style:font-name="Droid Sans1" fo:font-size="11pt" officeooo:rsid="0020c44c" style:font-size-asian="11pt" style:font-name-complex="Droid Sans2" style:font-size-complex="11pt"/>
    </style:style>
    <style:style style:name="T5" style:family="text">
      <style:text-properties style:font-name-complex="Calibri"/>
    </style:style>
    <style:style style:name="T6" style:family="text">
      <style:text-properties style:font-name="Droid Sans1" fo:font-size="11pt" style:font-size-asian="11pt" style:font-name-complex="Droid Sans2" style:font-size-complex="11pt"/>
    </style:style>
    <style:style style:name="T7" style:family="text">
      <style:text-properties style:font-name="Droid Sans1" fo:font-size="11pt" officeooo:rsid="0020c44c" style:font-size-asian="11pt" style:font-name-complex="Droid Sans2" style:font-size-complex="11pt"/>
    </style:style>
    <style:style style:name="T8" style:family="text">
      <style:text-properties style:font-name="Droid Sans1" fo:font-size="11pt" officeooo:rsid="002424d3" style:font-size-asian="11pt" style:font-name-complex="Droid Sans2" style:font-size-complex="11pt"/>
    </style:style>
    <style:style style:name="T9" style:family="text">
      <style:text-properties style:font-name="Droid Sans1" fo:font-size="11pt" officeooo:rsid="00242b6a" style:font-size-asian="11pt" style:font-name-complex="Droid Sans2" style:font-size-complex="11pt"/>
    </style:style>
    <style:style style:name="T10" style:family="text">
      <style:text-properties style:font-name="Droid Sans1" fo:font-size="11pt" officeooo:rsid="002468d6" style:font-size-asian="11pt" style:font-name-complex="Droid Sans2" style:font-size-complex="11pt"/>
    </style:style>
    <style:style style:name="T11" style:family="text">
      <style:text-properties style:font-name="Droid Sans1" fo:font-size="11pt" style:font-size-asian="11pt" style:font-name-complex="Mangal" style:font-size-complex="11pt" text:display="true"/>
    </style:style>
    <style:style style:name="T12" style:family="text">
      <style:text-properties style:font-name="Droid Sans1" fo:font-size="11pt" officeooo:rsid="001dfcef" style:font-size-asian="11pt" style:font-name-complex="Mangal" style:font-size-complex="11pt" text:display="true"/>
    </style:style>
    <style:style style:name="T13" style:family="text">
      <style:text-properties style:font-name="Droid Sans1" fo:font-size="11pt" fo:font-weight="bold" style:font-size-asian="11pt" style:font-weight-asian="bold" style:font-name-complex="Droid Sans2" style:font-size-complex="11pt" style:font-weight-complex="bold"/>
    </style:style>
    <style:style style:name="T14" style:family="text">
      <style:text-properties style:font-name="Droid Sans1" fo:font-size="11pt" fo:font-style="italic" fo:font-weight="bold" style:font-size-asian="11pt" style:font-style-asian="italic" style:font-weight-asian="bold" style:font-name-complex="Droid Sans2" style:font-size-complex="11pt" style:font-style-complex="italic" style:font-weight-complex="bold"/>
    </style:style>
    <style:style style:name="T15" style:family="text">
      <style:text-properties style:font-name="Droid Sans1" style:font-name-complex="Mangal" text:display="true"/>
    </style:style>
    <style:style style:name="T16" style:family="text">
      <style:text-properties fo:font-size="11pt" style:font-size-asian="11pt" style:font-name-complex="Droid Sans2" style:font-size-complex="11pt"/>
    </style:style>
    <style:style style:name="T17" style:family="text">
      <style:text-properties fo:font-size="11pt" officeooo:rsid="001cdf6d" style:font-size-asian="11pt" style:font-name-complex="Droid Sans2" style:font-size-complex="11pt"/>
    </style:style>
    <style:style style:name="T18" style:family="text">
      <style:text-properties fo:font-size="11pt" officeooo:rsid="002d4d0e" style:font-size-asian="11pt" style:font-name-complex="Droid Sans2" style:font-size-complex="11pt"/>
    </style:style>
    <style:style style:name="T19" style:family="text">
      <style:text-properties fo:font-size="11pt" fo:font-weight="bold" style:font-size-asian="11pt" style:font-weight-asian="bold" style:font-name-complex="Droid Sans2" style:font-size-complex="11pt"/>
    </style:style>
    <style:style style:name="T20" style:family="text">
      <style:text-properties fo:font-size="11pt" fo:font-weight="bold" style:font-size-asian="11pt" style:font-weight-asian="bold" style:font-name-complex="Droid Sans2" style:font-size-complex="11pt" style:font-weight-complex="bold"/>
    </style:style>
    <style:style style:name="T21" style:family="text">
      <style:text-properties fo:font-size="11pt" fo:font-style="italic" fo:font-weight="bold" style:font-size-asian="11pt" style:font-style-asian="italic" style:font-weight-asian="bold" style:font-name-complex="Droid Sans2" style:font-size-complex="11pt" style:font-style-complex="italic" style:font-weight-complex="bold"/>
    </style:style>
    <style:style style:name="T22" style:family="text">
      <style:text-properties style:text-position="super 58%" fo:font-size="11pt" style:font-size-asian="11pt" style:font-name-complex="Droid Sans2" style:font-size-complex="11pt"/>
    </style:style>
    <style:style style:name="T23" style:family="text">
      <style:text-properties style:text-position="sub 58%" fo:font-size="11pt" fo:font-style="italic" fo:font-weight="bold" style:font-size-asian="11pt" style:font-style-asian="italic" style:font-weight-asian="bold" style:font-name-complex="Droid Sans2" style:font-size-complex="11pt" style:font-style-complex="italic" style:font-weight-complex="bold"/>
    </style:style>
    <style:style style:name="T24" style:family="text">
      <style:text-properties style:text-position="sub 58%" style:font-name="Droid Sans1" fo:font-size="11pt" fo:font-style="italic" fo:font-weight="bold" style:font-size-asian="11pt" style:font-style-asian="italic" style:font-weight-asian="bold" style:font-name-complex="Droid Sans2" style:font-size-complex="11pt" style:font-style-complex="italic" style:font-weight-complex="bold"/>
    </style:style>
    <style:style style:name="T25" style:family="text">
      <style:text-properties style:text-position="0% 100%"/>
    </style:style>
    <style:style style:name="T26" style:family="text">
      <style:text-properties style:text-position="0% 100%" fo:font-size="11pt" style:font-size-asian="11pt" style:font-name-complex="Droid Sans2" style:font-size-complex="11pt"/>
    </style:style>
    <style:style style:name="T27" style:family="text">
      <style:text-properties style:text-position="0% 100%" fo:font-size="11pt" officeooo:rsid="001cdf6d" style:font-size-asian="11pt" style:font-name-complex="Droid Sans2" style:font-size-complex="11pt"/>
    </style:style>
    <style:style style:name="T28" style:family="text">
      <style:text-properties officeooo:rsid="001dfcef"/>
    </style:style>
    <style:style style:name="T29" style:family="text">
      <style:text-properties style:use-window-font-color="true" fo:language="en" fo:country="US" officeooo:rsid="0028e927" style:letter-kerning="true" style:font-name-asian="Droid Sans Fallback2" style:language-asian="zh" style:country-asian="CN" style:language-complex="hi" style:country-complex="IN"/>
    </style:style>
    <style:style style:name="T30" style:family="text">
      <style:text-properties style:use-window-font-color="true" fo:language="en" fo:country="US" officeooo:rsid="002afbb0" style:letter-kerning="true" style:font-name-asian="Droid Sans Fallback2" style:language-asian="zh" style:country-asian="CN" style:language-complex="hi" style:country-complex="IN"/>
    </style:style>
    <style:style style:name="T31" style:family="text">
      <style:text-properties officeooo:rsid="00229874"/>
    </style:style>
    <style:style style:name="T32" style:family="text">
      <style:text-properties officeooo:rsid="0027b706"/>
    </style:style>
    <style:style style:name="T33" style:family="text">
      <style:text-properties officeooo:rsid="0028e927"/>
    </style:style>
    <style:style style:name="T34" style:family="text">
      <style:text-properties officeooo:rsid="002adc22"/>
    </style:style>
    <style:style style:name="T35" style:family="text">
      <style:text-properties officeooo:rsid="002afbb0"/>
    </style:style>
    <style:style style:name="T36" style:family="text">
      <style:text-properties officeooo:rsid="002b4d58"/>
    </style:style>
    <style:style style:name="T37" style:family="text">
      <style:text-properties fo:font-weight="bold" officeooo:rsid="002b4d58" style:font-weight-asian="bold" style:font-weight-complex="bold"/>
    </style:style>
    <style:style style:name="T38" style:family="text">
      <style:text-properties style:use-window-font-color="true" style:font-name="Calibri" fo:font-size="10pt" fo:language="en" fo:country="US" style:letter-kerning="true" style:font-name-asian="Droid Sans Fallback2" style:font-size-asian="10pt" style:language-asian="zh" style:country-asian="CN" style:font-name-complex="Calibri" style:font-size-complex="9pt" style:language-complex="hi" style:country-complex="IN"/>
    </style:style>
    <style:style style:name="T39" style:family="text">
      <style:text-properties style:use-window-font-color="true" style:font-name="Liberation Serif1" fo:font-size="10pt" fo:language="fi" fo:country="FI" style:letter-kerning="true" style:font-name-asian="Droid Sans Fallback2" style:font-size-asian="10pt" style:language-asian="zh" style:country-asian="CN" style:font-name-complex="Mangal" style:font-size-complex="9pt" style:language-complex="hi" style:country-complex="IN"/>
    </style:style>
    <style:style style:name="T40" style:family="text">
      <style:text-properties style:use-window-font-color="true" style:font-name="Calibri" fo:font-size="10pt" fo:language="fi" fo:country="FI" style:letter-kerning="true" style:font-name-asian="Droid Sans Fallback2" style:font-size-asian="10pt" style:language-asian="zh" style:country-asian="CN" style:font-name-complex="Calibri" style:font-size-complex="9pt" style:language-complex="hi" style:country-complex="IN"/>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tracked-changes>
        <text:changed-region xml:id="ct85870640" text:id="ct85870640">
          <text:insertion>
            <office:change-info>
              <dc:creator>Joona Lehtomäki</dc:creator>
              <dc:date>2013-02-28T13:26:00</dc:date>
            </office:change-info>
          </text:insertion>
        </text:changed-region>
        <text:changed-region xml:id="ct89777632" text:id="ct89777632">
          <text:insertion>
            <office:change-info>
              <dc:creator>Joona Lehtomäki</dc:creator>
              <dc:date>2013-02-28T13:27:00</dc:date>
            </office:change-info>
          </text:insertion>
        </text:changed-region>
        <text:changed-region xml:id="ct90394960" text:id="ct90394960">
          <text:deletion>
            <office:change-info>
              <dc:creator>Joona Lehtomäki</dc:creator>
              <dc:date>2013-02-28T13:27:00</dc:date>
            </office:change-info>
            <text:p text:style-name="P1"><text:span text:style-name="T1">correspond to reality</text:span></text:p>
          </text:deletion>
        </text:changed-region>
        <text:changed-region xml:id="ct61248480" text:id="ct61248480">
          <text:insertion>
            <office:change-info>
              <dc:creator>Joona Lehtomäki</dc:creator>
              <dc:date>2013-02-27T15:27:00</dc:date>
            </office:change-info>
          </text:insertion>
        </text:changed-region>
        <text:changed-region xml:id="ct61128400" text:id="ct61128400">
          <text:insertion>
            <office:change-info>
              <dc:creator>Joona Lehtomäki</dc:creator>
              <dc:date>2013-02-27T15:28:00</dc:date>
            </office:change-info>
          </text:insertion>
        </text:changed-region>
        <text:changed-region xml:id="ct63681824" text:id="ct63681824">
          <text:insertion>
            <office:change-info>
              <dc:creator>Joona Lehtomäki</dc:creator>
              <dc:date>2013-02-28T13:27:00</dc:date>
            </office:change-info>
          </text:insertion>
        </text:changed-region>
        <text:changed-region xml:id="ct88775808" text:id="ct88775808">
          <text:insertion>
            <office:change-info>
              <dc:creator>Joona Lehtomäki</dc:creator>
              <dc:date>2013-02-28T13:31:00</dc:date>
            </office:change-info>
          </text:insertion>
        </text:changed-region>
        <text:changed-region xml:id="ct61246000" text:id="ct61246000">
          <text:insertion>
            <office:change-info>
              <dc:creator>Joona Lehtomäki</dc:creator>
              <dc:date>2013-02-27T15:22:00</dc:date>
            </office:change-info>
          </text:insertion>
        </text:changed-region>
        <text:changed-region xml:id="ct89170272" text:id="ct89170272">
          <text:insertion>
            <office:change-info>
              <dc:creator>Joona Lehtomäki</dc:creator>
              <dc:date>2013-02-28T13:32:00</dc:date>
            </office:change-info>
          </text:insertion>
        </text:changed-region>
        <text:changed-region xml:id="ct88214624" text:id="ct88214624">
          <text:insertion>
            <office:change-info>
              <dc:creator>Joona Lehtomäki</dc:creator>
              <dc:date>2013-02-28T13:35:00</dc:date>
            </office:change-info>
          </text:insertion>
        </text:changed-region>
        <text:changed-region xml:id="ct83778016" text:id="ct83778016">
          <text:insertion>
            <office:change-info>
              <dc:creator>Joona Lehtomäki</dc:creator>
              <dc:date>2013-02-28T13:36:00</dc:date>
            </office:change-info>
          </text:insertion>
        </text:changed-region>
        <text:changed-region xml:id="ct61760864" text:id="ct61760864">
          <text:insertion>
            <office:change-info>
              <dc:creator>Joona Lehtomäki</dc:creator>
              <dc:date>2013-02-28T13:37:00</dc:date>
            </office:change-info>
          </text:insertion>
        </text:changed-region>
        <text:changed-region xml:id="ct83689728" text:id="ct83689728">
          <text:insertion>
            <office:change-info>
              <dc:creator>Joona Lehtomäki</dc:creator>
              <dc:date>2013-02-28T13:38:00</dc:date>
            </office:change-info>
          </text:insertion>
        </text:changed-region>
        <text:changed-region xml:id="ct83723840" text:id="ct83723840">
          <text:insertion>
            <office:change-info>
              <dc:creator>Joona Lehtomäki</dc:creator>
              <dc:date>2013-02-28T13:42:00</dc:date>
            </office:change-info>
          </text:insertion>
        </text:changed-region>
        <text:changed-region xml:id="ct76799056" text:id="ct76799056">
          <text:deletion>
            <office:change-info>
              <dc:creator>Joona Lehtomäki</dc:creator>
              <dc:date>2013-02-28T13:42:00</dc:date>
            </office:change-info>
            <text:p text:style-name="P2"><text:span text:style-name="T2">5</text:span></text:p>
          </text:deletion>
        </text:changed-region>
        <text:changed-region xml:id="ct62769024" text:id="ct62769024">
          <text:deletion>
            <office:change-info>
              <dc:creator>Joona Lehtomäki</dc:creator>
              <dc:date>2013-02-27T15:37:00</dc:date>
            </office:change-info>
            <text:p text:style-name="Text_20_body"><text:span text:style-name="T3">overly</text:span></text:p>
          </text:deletion>
        </text:changed-region>
        <text:changed-region xml:id="ct62759344" text:id="ct62759344">
          <text:insertion>
            <office:change-info>
              <dc:creator>Joona Lehtomäki</dc:creator>
              <dc:date>2013-02-27T15:37:00</dc:date>
            </office:change-info>
          </text:insertion>
        </text:changed-region>
        <text:changed-region xml:id="ct62775376" text:id="ct62775376">
          <text:insertion>
            <office:change-info>
              <dc:creator>Joona Lehtomäki</dc:creator>
              <dc:date>2013-02-27T15:37:00</dc:date>
            </office:change-info>
          </text:insertion>
        </text:changed-region>
        <text:changed-region xml:id="ct62772496" text:id="ct62772496">
          <text:deletion>
            <office:change-info>
              <dc:creator>Joona Lehtomäki</dc:creator>
              <dc:date>2013-02-27T15:37:00</dc:date>
            </office:change-info>
            <text:p text:style-name="Text_20_body"><text:span text:style-name="T4">sensitive</text:span></text:p>
          </text:deletion>
        </text:changed-region>
        <text:changed-region xml:id="ct62763552" text:id="ct62763552">
          <text:insertion>
            <office:change-info>
              <dc:creator>Joona Lehtomäki</dc:creator>
              <dc:date>2013-02-27T15:36:00</dc:date>
            </office:change-info>
          </text:insertion>
        </text:changed-region>
        <text:changed-region xml:id="ct62762176" text:id="ct62762176">
          <text:insertion>
            <office:change-info>
              <dc:creator>Joona Lehtomäki</dc:creator>
              <dc:date>2013-02-27T15:37:00</dc:date>
            </office:change-info>
          </text:insertion>
        </text:changed-region>
        <text:changed-region xml:id="ct62774400" text:id="ct62774400">
          <text:insertion>
            <office:change-info>
              <dc:creator>Joona Lehtomäki</dc:creator>
              <dc:date>2013-02-27T15:38:00</dc:date>
            </office:change-info>
          </text:insertion>
        </text:changed-region>
        <text:changed-region xml:id="ct62770176" text:id="ct62770176">
          <text:insertion>
            <office:change-info>
              <dc:creator>Joona Lehtomäki</dc:creator>
              <dc:date>2013-02-27T15:37:00</dc:date>
            </office:change-info>
          </text:insertion>
        </text:changed-region>
        <text:changed-region xml:id="ct62780192" text:id="ct62780192">
          <text:insertion>
            <office:change-info>
              <dc:creator>Joona Lehtomäki</dc:creator>
              <dc:date>2013-02-27T15:38:00</dc:date>
            </office:change-info>
          </text:insertion>
        </text:changed-region>
        <text:changed-region xml:id="ct90507680" text:id="ct90507680">
          <text:insertion>
            <office:change-info>
              <dc:creator>Joona Lehtomäki</dc:creator>
              <dc:date>2013-02-28T13:25:00</dc:date>
            </office:change-info>
          </text:insertion>
        </text:changed-region>
        <text:changed-region xml:id="ct76628000" text:id="ct76628000">
          <text:insertion>
            <office:change-info>
              <dc:creator>Joona Lehtomäki</dc:creator>
              <dc:date>2013-02-28T13:41:00</dc:date>
            </office:change-info>
          </text:insertion>
        </text:changed-region>
        <text:changed-region xml:id="ct62760768" text:id="ct62760768">
          <text:insertion>
            <office:change-info>
              <dc:creator>Joona Lehtomäki</dc:creator>
              <dc:date>2013-02-27T15:30: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Large-scale conservation prioritization in boreal forest landscapes: generating and validating priority maps</text:p>
      <text:p text:style-name="P11"/>
      <text:p text:style-name="P10"><text:span text:style-name="T19">Joona Lehtomäki</text:span><text:span text:style-name="T22">1,2*</text:span><text:span text:style-name="T2"> </text:span><text:span text:style-name="T20">Sakari Tuominen</text:span><text:span text:style-name="T22">3</text:span><text:span text:style-name="T2"> and </text:span><text:span text:style-name="T19">Antti Leinonen</text:span><text:span text:style-name="T22">4</text:span></text:p>
      <text:p text:style-name="P11"/>
      <text:p text:style-name="P10"><text:span text:style-name="T22">1 </text:span><text:span text:style-name="T2">Department of Biosciences, P.O. Box 65 (Viikinkaari 1), FI-00014 University of Helsinki, Finland. </text:span></text:p>
      <text:p text:style-name="P10"><text:span text:style-name="T22">2 </text:span><text:span text:style-name="T2">Finnish Environment Institute, Natural Environment Centre, P.O. Box 140 (Mechelininkatu 34a), FI- 00251 Helsinki, Finland.</text:span></text:p>
      <text:p text:style-name="P10"><text:span text:style-name="T22">3 </text:span><text:span text:style-name="T2">Finnish Forest Research Institute (Metsäntutkimuslaitos), Vantaa, Finland</text:span></text:p>
      <text:p text:style-name="P10"><text:span text:style-name="T22">4 </text:span><text:span text:style-name="T2">The Finnish Forest Centre (Suomen Metsäkeskus), Kajaani, Finland</text:span></text:p>
      <text:p text:style-name="P18">* Corresponding author</text:p>
      <text:p text:style-name="P11"/>
      <text:p text:style-name="P10"><text:span text:style-name="T19">Contact:</text:span><text:span text:style-name="T2"><text:tab/>joona.lehtomaki@helsinki.fi, <text:tab/>tel. +358-9-191-57714</text:span></text:p>
      <text:p text:style-name="P11"><text:tab/><text:tab/>sakari.tuominen@metla.fi</text:p>
      <text:p text:style-name="P11"><text:tab/><text:tab/>antti.leinonen@metsakeskus.fi</text:p>
      <text:p text:style-name="P11"/>
      <text:p text:style-name="P10"><text:span text:style-name="T19">Journal:<text:tab/><text:tab/></text:span><text:span text:style-name="T2">Scandinavian Journal of Forest Research</text:span></text:p>
      <text:p text:style-name="P13"/>
      <text:p text:style-name="P10"><text:span text:style-name="T19">Type of paper:</text:span><text:span text:style-name="T2"> <text:tab/>Original research paper</text:span></text:p>
      <text:p text:style-name="P13"/>
      <text:p text:style-name="P10"><text:span text:style-name="T19">Running title:</text:span><text:span text:style-name="T2"> <text:tab/>Validation of spatial conservation prioritization</text:span></text:p>
      <text:p text:style-name="P13"/>
      <text:p text:style-name="P15"><text:span text:style-name="T19">Manuscript statistics:</text:span><text:span text:style-name="T2"> </text:span></text:p>
      <text:p text:style-name="P12">word count (total) = xxx</text:p>
      <text:p text:style-name="P12">figures = xxx of which xxx in color </text:p>
      <text:p text:style-name="P12">tables = xxx</text:p>
      <text:p text:style-name="P12">references = xxx</text:p>
      <text:p text:style-name="P1"><text:span text:style-name="T13">Abstract: </text:span><text:span text:style-name="T3">Scandinavian boreal forest landscapes are managed primarily for forestry purposes, but multi-objective planning including conservation of biodiversity is becoming a more common. Most often no primary biodiversity data, such as detailed distribution data for many species, is available for defining conservation priorities over large areas. In contrast, data are frequently available about forest characteristics such as standing tree volume, species composition and soil fertility. To be of value, data has to be 1) relevant for the conservation planning need (ecological model), 2) spatially extensive enough, 3) at the right resolution, and 4) available for the planning process. Here, we demonstrate how to define conservation priorities in Finnish boreal forest landscapes using Zonation – a method and software for spatial conservation prioritization. Conservation priorities are </text:span><text:change-start text:change-id="ct85870640"/><text:span text:style-name="T1">often </text:span><text:change-end text:change-id="ct85870640"/><text:span text:style-name="T3">generated without explicit considerations on how well the results </text:span><text:change-start text:change-id="ct89777632"/><text:span text:style-name="T1">capture the distribution of conservation value</text:span><text:change-end text:change-id="ct89777632"/><text:change text:change-id="ct90394960"/><text:span text:style-name="T3">. Here, we assess the validity of Zonation results by a comparison to a number of independent data sets that describe the distributions of features relevant for conservation</text:span><text:change-start text:change-id="ct61248480"/><text:span text:style-name="Comment_20_Reference"><text:span text:style-name="T11">, </text:span></text:span><text:span text:style-name="Comment_20_Reference"><text:span text:style-name="T12">such as existing protected areas and woodl</text:span></text:span><text:change-end text:change-id="ct61248480"/><text:change-start text:change-id="ct61128400"/><text:span text:style-name="Comment_20_Reference"><text:span text:style-name="T12">and key-habitats</text:span></text:span><text:change-end text:change-id="ct61128400"/><text:span text:style-name="T3">. </text:span><text:change-start text:change-id="ct63681824"/><text:span text:style-name="T9">Furthermore, we </text:span><text:span text:style-name="T10">investigate what effect the quality of the input forest inventory data has on the results.</text:span><text:change-end text:change-id="ct63681824"/><text:change-start text:change-id="ct88775808"/><text:span text:style-name="T10"> </text:span><text:change-end text:change-id="ct88775808"/><text:span text:style-name="T3">We found that prioritization based on data on forest structure can indeed produce results that are informative for conservation. Occurrences of independently surveyed features occurred on average in areas that Zonation had identified as high priority based on nationally available forest data alone. <text:s/>The process described here and the results produced by these analyses feed directly into operational <text:s/>forest management by the Finnish Forestry Center (Metsäkeskus). The analyses described here <text:s/>could plausibly be implemented also in other regions of the boreal zone.</text:span></text:p>
      <text:p text:style-name="P11"/>
      <text:p text:style-name="Standard"><text:span text:style-name="T13">Keywords:</text:span><text:span text:style-name="T3"> adaptive management; conservation planning; forest conservation management; spatial conservation prioritization; Zonation software</text:span></text:p>
      <text:p text:style-name="P17">Introduction</text:p>
      <text:p text:style-name="P4"/>
      <text:p text:style-name="P4">1.1 Operational conservation planning in the forest context <text:change-start text:change-id="ct61246000"/><text:span text:style-name="T28">(REF)</text:span><text:change-end text:change-id="ct61246000"/></text:p>
      <text:list xml:id="list4070706938214816260" text:style-name="WW8Num1">
        <text:list-item>
          <text:p text:style-name="P48">Conservation planning as a part of forestry management: MCDM <text:reference-mark-start text:name="ADDIN CSL_CITATION {&quot;mendeley&quot;: {&quot;previouslyFormattedCitation&quot;: &quot;(Kangas et al., 2005)&quot;}, &quot;citationItems&quot;: [{&quot;uris&quot;: [&quot;http://www.mendeley.com/documents/?uuid=d5bda8c5-adc0-489c-bfe0-c3daa02d8b21&quot;], &quot;id&quot;: &quot;ITEM-1&quot;, &quot;itemData&quot;: {&quot;DOI&quot;: &quot;10.1016/j.forpol.2003.12.001&quot;, &quot;type&quot;: &quot;article-journal&quot;, &quot;author&quot;: [{&quot;given&quot;: &quot;Jyrki&quot;, &quot;dropping-particle&quot;: &quot;&quot;, &quot;suffix&quot;: &quot;&quot;, &quot;family&quot;: &quot;Kangas&quot;, &quot;parse-names&quot;: false, &quot;non-dropping-particle&quot;: &quot;&quot;}, {&quot;given&quot;: &quot;Ron&quot;, &quot;dropping-particle&quot;: &quot;&quot;, &quot;suffix&quot;: &quot;&quot;, &quot;family&quot;: &quot;Store&quot;, &quot;parse-names&quot;: false, &quot;non-dropping-particle&quot;: &quot;&quot;}, {&quot;given&quot;: &quot;Annika&quot;, &quot;dropping-particle&quot;: &quot;&quot;, &quot;suffix&quot;: &quot;&quot;, &quot;family&quot;: &quot;Kangas&quot;, &quot;parse-names&quot;: false, &quot;non-dropping-particle&quot;: &quot;&quot;}], &quot;issued&quot;: {&quot;date-parts&quot;: [[&quot;2005&quot;, &quot;5&quot;]]}, &quot;title&quot;: &quot;Socioecological landscape planning approach and multicriteria acceptability analysis in multiple-purpose forest management&quot;, &quot;page&quot;: &quot;603-614&quot;, &quot;volume&quot;: &quot;7&quot;, &quot;container-title&quot;: &quot;Forest Policy and Economics&quot;, &quot;issue&quot;: &quot;4&quot;, &quot;id&quot;: &quot;ITEM-1&quot;}}], &quot;properties&quot;: {&quot;noteIndex&quot;: 0}, &quot;schema&quot;: &quot;https://github.com/citation-style-language/schema/raw/master/csl-citation.json&quot;} RNDh3UhZCiHhu"/>(Kangas et al., 2005)<text:reference-mark-end text:name="ADDIN CSL_CITATION {&quot;mendeley&quot;: {&quot;previouslyFormattedCitation&quot;: &quot;(Kangas et al., 2005)&quot;}, &quot;citationItems&quot;: [{&quot;uris&quot;: [&quot;http://www.mendeley.com/documents/?uuid=d5bda8c5-adc0-489c-bfe0-c3daa02d8b21&quot;], &quot;id&quot;: &quot;ITEM-1&quot;, &quot;itemData&quot;: {&quot;DOI&quot;: &quot;10.1016/j.forpol.2003.12.001&quot;, &quot;type&quot;: &quot;article-journal&quot;, &quot;author&quot;: [{&quot;given&quot;: &quot;Jyrki&quot;, &quot;dropping-particle&quot;: &quot;&quot;, &quot;suffix&quot;: &quot;&quot;, &quot;family&quot;: &quot;Kangas&quot;, &quot;parse-names&quot;: false, &quot;non-dropping-particle&quot;: &quot;&quot;}, {&quot;given&quot;: &quot;Ron&quot;, &quot;dropping-particle&quot;: &quot;&quot;, &quot;suffix&quot;: &quot;&quot;, &quot;family&quot;: &quot;Store&quot;, &quot;parse-names&quot;: false, &quot;non-dropping-particle&quot;: &quot;&quot;}, {&quot;given&quot;: &quot;Annika&quot;, &quot;dropping-particle&quot;: &quot;&quot;, &quot;suffix&quot;: &quot;&quot;, &quot;family&quot;: &quot;Kangas&quot;, &quot;parse-names&quot;: false, &quot;non-dropping-particle&quot;: &quot;&quot;}], &quot;issued&quot;: {&quot;date-parts&quot;: [[&quot;2005&quot;, &quot;5&quot;]]}, &quot;title&quot;: &quot;Socioecological landscape planning approach and multicriteria acceptability analysis in multiple-purpose forest management&quot;, &quot;page&quot;: &quot;603-614&quot;, &quot;volume&quot;: &quot;7&quot;, &quot;container-title&quot;: &quot;Forest Policy and Economics&quot;, &quot;issue&quot;: &quot;4&quot;, &quot;id&quot;: &quot;ITEM-1&quot;}}], &quot;properties&quot;: {&quot;noteIndex&quot;: 0}, &quot;schema&quot;: &quot;https://github.com/citation-style-language/schema/raw/master/csl-citation.json&quot;} RNDh3UhZCiHhu"/>, TRIAD <text:reference-mark-start text:name="ADDIN CSL_CITATION {&quot;mendeley&quot;: {&quot;previouslyFormattedCitation&quot;: &quot;(C\u00f4t\u00e9 et al., 2010)&quot;}, &quot;citationItems&quot;: [{&quot;uris&quot;: [&quot;http://www.mendeley.com/documents/?uuid=8b75bd7a-626b-4681-b04e-0205f37eebef&quot;], &quot;id&quot;: &quot;ITEM-1&quot;, &quot;itemData&quot;: {&quot;volume&quot;: &quot;259&quot;, &quot;DOI&quot;: &quot;10.1016/j.foreco.2009.10.038&quot;, &quot;type&quot;: &quot;article-journal&quot;, &quot;author&quot;: [{&quot;given&quot;: &quot;Pascal&quot;, &quot;dropping-particle&quot;: &quot;&quot;, &quot;suffix&quot;: &quot;&quot;, &quot;family&quot;: &quot;C\u00f4t\u00e9&quot;, &quot;parse-names&quot;: false, &quot;non-dropping-particle&quot;: &quot;&quot;}, {&quot;given&quot;: &quot;Rebecca&quot;, &quot;dropping-particle&quot;: &quot;&quot;, &quot;suffix&quot;: &quot;&quot;, &quot;family&quot;: &quot;Tittler&quot;, &quot;parse-names&quot;: false, &quot;non-dropping-particle&quot;: &quot;&quot;}, {&quot;given&quot;: &quot;Christian&quot;, &quot;dropping-particle&quot;: &quot;&quot;, &quot;suffix&quot;: &quot;&quot;, &quot;family&quot;: &quot;Messier&quot;, &quot;parse-names&quot;: false, &quot;non-dropping-particle&quot;: &quot;&quot;}, {&quot;given&quot;: &quot;Daniel D.&quot;, &quot;dropping-particle&quot;: &quot;&quot;, &quot;suffix&quot;: &quot;&quot;, &quot;family&quot;: &quot;Kneeshaw&quot;, &quot;parse-names&quot;: false, &quot;non-dropping-particle&quot;: &quot;&quot;}, {&quot;given&quot;: &quot;Andrew&quot;, &quot;dropping-particle&quot;: &quot;&quot;, &quot;suffix&quot;: &quot;&quot;, &quot;family&quot;: &quot;Fall&quot;, &quot;parse-names&quot;: false, &quot;non-dropping-particle&quot;: &quot;&quot;}, {&quot;given&quot;: &quot;Marie-Jos\u00e9e&quot;, &quot;dropping-particle&quot;: &quot;&quot;, &quot;suffix&quot;: &quot;&quot;, &quot;family&quot;: &quot;Fortin&quot;, &quot;parse-names&quot;: false, &quot;non-dropping-particle&quot;: &quot;&quot;}], &quot;issued&quot;: {&quot;date-parts&quot;: [[&quot;2010&quot;, &quot;1&quot;]]}, &quot;title&quot;: &quot;Comparing different forest zoning options for landscape-scale management of the boreal forest: Possible benefits of the TRIAD&quot;, &quot;page&quot;: &quot;418-427&quot;, &quot;note&quot;: &quot;\n        From Duplicate 2 ( \n        \n        \n          Comparing different forest zoning options for landscape-scale management of the boreal forest: Possible benefits of the TRIAD\n        \n        \n         - Tittler, Rebecca; Messier, Christian; Kneeshaw, Daniel D.; Fall, Andrew; C\u00f4t\u00e9, Pascal; Fortin, Marie-Jos\u00e9e )\n\n        \n        \n\n        From Duplicate 2 ( \n        \n        \n          Forest Ecology and Management Comparing different forest zoning options for landscape-scale management of the boreal forest : Possible benefits of the TRIAD \u02c6 te\n        \n        \n         - Tittler, Rebecca; Messier, Christian; Kneeshaw, Daniel D; Fall, Andrew )\n\n        \n        \n\n        \n\n        \n\n        \n\n        \n\n      &quot;, &quot;container-title&quot;: &quot;Forest Ecology and Management&quot;, &quot;issue&quot;: &quot;3&quot;, &quot;id&quot;: &quot;ITEM-1&quot;}}], &quot;properties&quot;: {&quot;noteIndex&quot;: 0}, &quot;schema&quot;: &quot;https://github.com/citation-style-language/schema/raw/master/csl-citation.json&quot;} RNDsdBT2T2VlF"/><text:span text:style-name="T25">(Côté et al., 2010)</text:span><text:reference-mark-end text:name="ADDIN CSL_CITATION {&quot;mendeley&quot;: {&quot;previouslyFormattedCitation&quot;: &quot;(C\u00f4t\u00e9 et al., 2010)&quot;}, &quot;citationItems&quot;: [{&quot;uris&quot;: [&quot;http://www.mendeley.com/documents/?uuid=8b75bd7a-626b-4681-b04e-0205f37eebef&quot;], &quot;id&quot;: &quot;ITEM-1&quot;, &quot;itemData&quot;: {&quot;volume&quot;: &quot;259&quot;, &quot;DOI&quot;: &quot;10.1016/j.foreco.2009.10.038&quot;, &quot;type&quot;: &quot;article-journal&quot;, &quot;author&quot;: [{&quot;given&quot;: &quot;Pascal&quot;, &quot;dropping-particle&quot;: &quot;&quot;, &quot;suffix&quot;: &quot;&quot;, &quot;family&quot;: &quot;C\u00f4t\u00e9&quot;, &quot;parse-names&quot;: false, &quot;non-dropping-particle&quot;: &quot;&quot;}, {&quot;given&quot;: &quot;Rebecca&quot;, &quot;dropping-particle&quot;: &quot;&quot;, &quot;suffix&quot;: &quot;&quot;, &quot;family&quot;: &quot;Tittler&quot;, &quot;parse-names&quot;: false, &quot;non-dropping-particle&quot;: &quot;&quot;}, {&quot;given&quot;: &quot;Christian&quot;, &quot;dropping-particle&quot;: &quot;&quot;, &quot;suffix&quot;: &quot;&quot;, &quot;family&quot;: &quot;Messier&quot;, &quot;parse-names&quot;: false, &quot;non-dropping-particle&quot;: &quot;&quot;}, {&quot;given&quot;: &quot;Daniel D.&quot;, &quot;dropping-particle&quot;: &quot;&quot;, &quot;suffix&quot;: &quot;&quot;, &quot;family&quot;: &quot;Kneeshaw&quot;, &quot;parse-names&quot;: false, &quot;non-dropping-particle&quot;: &quot;&quot;}, {&quot;given&quot;: &quot;Andrew&quot;, &quot;dropping-particle&quot;: &quot;&quot;, &quot;suffix&quot;: &quot;&quot;, &quot;family&quot;: &quot;Fall&quot;, &quot;parse-names&quot;: false, &quot;non-dropping-particle&quot;: &quot;&quot;}, {&quot;given&quot;: &quot;Marie-Jos\u00e9e&quot;, &quot;dropping-particle&quot;: &quot;&quot;, &quot;suffix&quot;: &quot;&quot;, &quot;family&quot;: &quot;Fortin&quot;, &quot;parse-names&quot;: false, &quot;non-dropping-particle&quot;: &quot;&quot;}], &quot;issued&quot;: {&quot;date-parts&quot;: [[&quot;2010&quot;, &quot;1&quot;]]}, &quot;title&quot;: &quot;Comparing different forest zoning options for landscape-scale management of the boreal forest: Possible benefits of the TRIAD&quot;, &quot;page&quot;: &quot;418-427&quot;, &quot;note&quot;: &quot;\n        From Duplicate 2 ( \n        \n        \n          Comparing different forest zoning options for landscape-scale management of the boreal forest: Possible benefits of the TRIAD\n        \n        \n         - Tittler, Rebecca; Messier, Christian; Kneeshaw, Daniel D.; Fall, Andrew; C\u00f4t\u00e9, Pascal; Fortin, Marie-Jos\u00e9e )\n\n        \n        \n\n        From Duplicate 2 ( \n        \n        \n          Forest Ecology and Management Comparing different forest zoning options for landscape-scale management of the boreal forest : Possible benefits of the TRIAD \u02c6 te\n        \n        \n         - Tittler, Rebecca; Messier, Christian; Kneeshaw, Daniel D; Fall, Andrew )\n\n        \n        \n\n        \n\n        \n\n        \n\n        \n\n      &quot;, &quot;container-title&quot;: &quot;Forest Ecology and Management&quot;, &quot;issue&quot;: &quot;3&quot;, &quot;id&quot;: &quot;ITEM-1&quot;}}], &quot;properties&quot;: {&quot;noteIndex&quot;: 0}, &quot;schema&quot;: &quot;https://github.com/citation-style-language/schema/raw/master/csl-citation.json&quot;} RNDsdBT2T2VlF"/>, guidelines and policies <text:reference-mark-start text:name="ADDIN CSL_CITATION {&quot;mendeley&quot;: {&quot;previouslyFormattedCitation&quot;: &quot;(Hanski, 2011)&quot;}, &quot;citationItems&quot;: [{&quot;uris&quot;: [&quot;http://www.mendeley.com/documents/?uuid=a3dfc4e0-b334-45d9-8300-acc74467a3fc&quot;], &quot;id&quot;: &quot;ITEM-1&quot;, &quot;itemData&quot;: {&quot;DOI&quot;: &quot;10.1007/s13280-011-0147-3&quot;, &quot;type&quot;: &quot;article-journal&quot;, &quot;author&quot;: [{&quot;given&quot;: &quot;Ilkka&quot;, &quot;dropping-particle&quot;: &quot;&quot;, &quot;suffix&quot;: &quot;&quot;, &quot;family&quot;: &quot;Hanski&quot;, &quot;parse-names&quot;: false, &quot;non-dropping-particle&quot;: &quot;&quot;}], &quot;issued&quot;: {&quot;date-parts&quot;: [[&quot;2011&quot;, &quot;3&quot;, &quot;18&quot;]]}, &quot;title&quot;: &quot;Habitat Loss, the Dynamics of Biodiversity, and a Perspective on Conservation&quot;, &quot;page&quot;: &quot;248-255&quot;, &quot;volume&quot;: &quot;40&quot;, &quot;container-title&quot;: &quot;Ambio&quot;, &quot;issue&quot;: &quot;3&quot;, &quot;id&quot;: &quot;ITEM-1&quot;}}], &quot;properties&quot;: {&quot;noteIndex&quot;: 0}, &quot;schema&quot;: &quot;https://github.com/citation-style-language/schema/raw/master/csl-citation.json&quot;} RNDleiFEfalbo"/>(Hanski, 2011)<text:reference-mark-end text:name="ADDIN CSL_CITATION {&quot;mendeley&quot;: {&quot;previouslyFormattedCitation&quot;: &quot;(Hanski, 2011)&quot;}, &quot;citationItems&quot;: [{&quot;uris&quot;: [&quot;http://www.mendeley.com/documents/?uuid=a3dfc4e0-b334-45d9-8300-acc74467a3fc&quot;], &quot;id&quot;: &quot;ITEM-1&quot;, &quot;itemData&quot;: {&quot;DOI&quot;: &quot;10.1007/s13280-011-0147-3&quot;, &quot;type&quot;: &quot;article-journal&quot;, &quot;author&quot;: [{&quot;given&quot;: &quot;Ilkka&quot;, &quot;dropping-particle&quot;: &quot;&quot;, &quot;suffix&quot;: &quot;&quot;, &quot;family&quot;: &quot;Hanski&quot;, &quot;parse-names&quot;: false, &quot;non-dropping-particle&quot;: &quot;&quot;}], &quot;issued&quot;: {&quot;date-parts&quot;: [[&quot;2011&quot;, &quot;3&quot;, &quot;18&quot;]]}, &quot;title&quot;: &quot;Habitat Loss, the Dynamics of Biodiversity, and a Perspective on Conservation&quot;, &quot;page&quot;: &quot;248-255&quot;, &quot;volume&quot;: &quot;40&quot;, &quot;container-title&quot;: &quot;Ambio&quot;, &quot;issue&quot;: &quot;3&quot;, &quot;id&quot;: &quot;ITEM-1&quot;}}], &quot;properties&quot;: {&quot;noteIndex&quot;: 0}, &quot;schema&quot;: &quot;https://github.com/citation-style-language/schema/raw/master/csl-citation.json&quot;} RNDleiFEfalbo"/>, new management regimes <text:reference-mark-start text:name="ADDIN CSL_CITATION {&quot;mendeley&quot;: {&quot;previouslyFormattedCitation&quot;: &quot;(Kuuluvainen and Grenfell, 2012)&quot;}, &quot;citationItems&quot;: [{&quot;uris&quot;: [&quot;http://www.mendeley.com/documents/?uuid=b7f76a3c-0849-4fad-9ee0-8c57b25083a0&quot;], &quot;id&quot;: &quot;ITEM-1&quot;, &quot;itemData&quot;: {&quot;DOI&quot;: &quot;10.1139/X2012-064&quot;, &quot;type&quot;: &quot;article-journal&quot;, &quot;author&quot;: [{&quot;given&quot;: &quot;Timo&quot;, &quot;dropping-particle&quot;: &quot;&quot;, &quot;suffix&quot;: &quot;&quot;, &quot;family&quot;: &quot;Kuuluvainen&quot;, &quot;parse-names&quot;: false, &quot;non-dropping-particle&quot;: &quot;&quot;}, {&quot;given&quot;: &quot;Russell&quot;, &quot;dropping-particle&quot;: &quot;&quot;, &quot;suffix&quot;: &quot;&quot;, &quot;family&quot;: &quot;Grenfell&quot;, &quot;parse-names&quot;: false, &quot;non-dropping-particle&quot;: &quot;&quot;}], &quot;issued&quot;: {&quot;date-parts&quot;: [[&quot;2012&quot;]]}, &quot;title&quot;: &quot;Natural disturbance emulation in boreal forest ecosystem management \u2014 theories, strategies , and a comparison with conventional even-aged management&quot;, &quot;page&quot;: &quot;1185-1203&quot;, &quot;volume&quot;: &quot;1203&quot;, &quot;container-title&quot;: &quot;Canadian Journal of Forest Research&quot;, &quot;issue&quot;: &quot;42&quot;, &quot;id&quot;: &quot;ITEM-1&quot;}}], &quot;properties&quot;: {&quot;noteIndex&quot;: 0}, &quot;schema&quot;: &quot;https://github.com/citation-style-language/schema/raw/master/csl-citation.json&quot;} RNDvJrQ0QcjiJ"/>(Kuuluvainen and Grenfell, 2012)<text:reference-mark-end text:name="ADDIN CSL_CITATION {&quot;mendeley&quot;: {&quot;previouslyFormattedCitation&quot;: &quot;(Kuuluvainen and Grenfell, 2012)&quot;}, &quot;citationItems&quot;: [{&quot;uris&quot;: [&quot;http://www.mendeley.com/documents/?uuid=b7f76a3c-0849-4fad-9ee0-8c57b25083a0&quot;], &quot;id&quot;: &quot;ITEM-1&quot;, &quot;itemData&quot;: {&quot;DOI&quot;: &quot;10.1139/X2012-064&quot;, &quot;type&quot;: &quot;article-journal&quot;, &quot;author&quot;: [{&quot;given&quot;: &quot;Timo&quot;, &quot;dropping-particle&quot;: &quot;&quot;, &quot;suffix&quot;: &quot;&quot;, &quot;family&quot;: &quot;Kuuluvainen&quot;, &quot;parse-names&quot;: false, &quot;non-dropping-particle&quot;: &quot;&quot;}, {&quot;given&quot;: &quot;Russell&quot;, &quot;dropping-particle&quot;: &quot;&quot;, &quot;suffix&quot;: &quot;&quot;, &quot;family&quot;: &quot;Grenfell&quot;, &quot;parse-names&quot;: false, &quot;non-dropping-particle&quot;: &quot;&quot;}], &quot;issued&quot;: {&quot;date-parts&quot;: [[&quot;2012&quot;]]}, &quot;title&quot;: &quot;Natural disturbance emulation in boreal forest ecosystem management \u2014 theories, strategies , and a comparison with conventional even-aged management&quot;, &quot;page&quot;: &quot;1185-1203&quot;, &quot;volume&quot;: &quot;1203&quot;, &quot;container-title&quot;: &quot;Canadian Journal of Forest Research&quot;, &quot;issue&quot;: &quot;42&quot;, &quot;id&quot;: &quot;ITEM-1&quot;}}], &quot;properties&quot;: {&quot;noteIndex&quot;: 0}, &quot;schema&quot;: &quot;https://github.com/citation-style-language/schema/raw/master/csl-citation.json&quot;} RNDvJrQ0QcjiJ"/></text:p>
        </text:list-item>
        <text:list-item>
          <text:p text:style-name="P48">Forest conservation planning needs to integrate closely with the existing planning context and operations <text:reference-mark-start text:name="ADDIN CSL_CITATION {&quot;mendeley&quot;: {&quot;previouslyFormattedCitation&quot;: &quot;(Ferrier and Wintle, 2009)&quot;}, &quot;citationItems&quot;: [{&quot;uris&quot;: [&quot;http://www.mendeley.com/documents/?uuid=4b9b3e4b-1d7b-470e-a859-f9cd7f0c0799&quot;], &quot;id&quot;: &quot;ITEM-1&quot;, &quot;itemData&quot;: {&quot;publisher&quot;: &quot;Oxford University Press&quot;, &quot;publisher-place&quot;: &quot;Oxford&quot;, &quot;author&quot;: [{&quot;given&quot;: &quot;Simon&quot;, &quot;dropping-particle&quot;: &quot;&quot;, &quot;suffix&quot;: &quot;&quot;, &quot;family&quot;: &quot;Ferrier&quot;, &quot;parse-names&quot;: false, &quot;non-dropping-particle&quot;: &quot;&quot;}, {&quot;given&quot;: &quot;Brendan A&quot;, &quot;dropping-particle&quot;: &quot;&quot;, &quot;suffix&quot;: &quot;&quot;, &quot;family&quot;: &quot;Wintle&quot;, &quot;parse-names&quot;: false, &quot;non-dropping-particle&quot;: &quot;&quot;}], &quot;issued&quot;: {&quot;date-parts&quot;: [[&quot;2009&quot;]]}, &quot;title&quot;: &quot;Quantitative Approaches to Spatial Conservation Prioritization: Matching the Solution to the Need&quot;, &quot;chapter-number&quot;: &quot;1&quot;, &quot;page&quot;: &quot;304&quot;, &quot;editor&quot;: [{&quot;given&quot;: &quot;Atte&quot;, &quot;dropping-particle&quot;: &quot;&quot;, &quot;suffix&quot;: &quot;&quot;, &quot;family&quot;: &quot;Moilanen&quot;, &quot;parse-names&quot;: false, &quot;non-dropping-particle&quot;: &quot;&quot;}, {&quot;given&quot;: &quot;Kerrie A&quot;, &quot;dropping-particle&quot;: &quot;&quot;, &quot;suffix&quot;: &quot;&quot;, &quot;family&quot;: &quot;Wilson&quot;, &quot;parse-names&quot;: false, &quot;non-dropping-particle&quot;: &quot;&quot;}, {&quot;given&quot;: &quot;Hugh P&quot;, &quot;dropping-particle&quot;: &quot;&quot;, &quot;suffix&quot;: &quot;&quot;, &quot;family&quot;: &quot;Possingham&quot;, &quot;parse-names&quot;: false, &quot;non-dropping-particle&quot;: &quot;&quot;}], &quot;container-title&quot;: &quot;Spatial Conservation Prioritization: Quantitative Methods &amp; Computational Tools&quot;, &quot;type&quot;: &quot;chapter&quot;, &quot;id&quot;: &quot;ITEM-1&quot;}}], &quot;properties&quot;: {&quot;noteIndex&quot;: 0}, &quot;schema&quot;: &quot;https://github.com/citation-style-language/schema/raw/master/csl-citation.json&quot;} RNDdawp3yJ6U5"/>(Ferrier and Wintle, 2009)<text:reference-mark-end text:name="ADDIN CSL_CITATION {&quot;mendeley&quot;: {&quot;previouslyFormattedCitation&quot;: &quot;(Ferrier and Wintle, 2009)&quot;}, &quot;citationItems&quot;: [{&quot;uris&quot;: [&quot;http://www.mendeley.com/documents/?uuid=4b9b3e4b-1d7b-470e-a859-f9cd7f0c0799&quot;], &quot;id&quot;: &quot;ITEM-1&quot;, &quot;itemData&quot;: {&quot;publisher&quot;: &quot;Oxford University Press&quot;, &quot;publisher-place&quot;: &quot;Oxford&quot;, &quot;author&quot;: [{&quot;given&quot;: &quot;Simon&quot;, &quot;dropping-particle&quot;: &quot;&quot;, &quot;suffix&quot;: &quot;&quot;, &quot;family&quot;: &quot;Ferrier&quot;, &quot;parse-names&quot;: false, &quot;non-dropping-particle&quot;: &quot;&quot;}, {&quot;given&quot;: &quot;Brendan A&quot;, &quot;dropping-particle&quot;: &quot;&quot;, &quot;suffix&quot;: &quot;&quot;, &quot;family&quot;: &quot;Wintle&quot;, &quot;parse-names&quot;: false, &quot;non-dropping-particle&quot;: &quot;&quot;}], &quot;issued&quot;: {&quot;date-parts&quot;: [[&quot;2009&quot;]]}, &quot;title&quot;: &quot;Quantitative Approaches to Spatial Conservation Prioritization: Matching the Solution to the Need&quot;, &quot;chapter-number&quot;: &quot;1&quot;, &quot;page&quot;: &quot;304&quot;, &quot;editor&quot;: [{&quot;given&quot;: &quot;Atte&quot;, &quot;dropping-particle&quot;: &quot;&quot;, &quot;suffix&quot;: &quot;&quot;, &quot;family&quot;: &quot;Moilanen&quot;, &quot;parse-names&quot;: false, &quot;non-dropping-particle&quot;: &quot;&quot;}, {&quot;given&quot;: &quot;Kerrie A&quot;, &quot;dropping-particle&quot;: &quot;&quot;, &quot;suffix&quot;: &quot;&quot;, &quot;family&quot;: &quot;Wilson&quot;, &quot;parse-names&quot;: false, &quot;non-dropping-particle&quot;: &quot;&quot;}, {&quot;given&quot;: &quot;Hugh P&quot;, &quot;dropping-particle&quot;: &quot;&quot;, &quot;suffix&quot;: &quot;&quot;, &quot;family&quot;: &quot;Possingham&quot;, &quot;parse-names&quot;: false, &quot;non-dropping-particle&quot;: &quot;&quot;}], &quot;container-title&quot;: &quot;Spatial Conservation Prioritization: Quantitative Methods &amp; Computational Tools&quot;, &quot;type&quot;: &quot;chapter&quot;, &quot;id&quot;: &quot;ITEM-1&quot;}}], &quot;properties&quot;: {&quot;noteIndex&quot;: 0}, &quot;schema&quot;: &quot;https://github.com/citation-style-language/schema/raw/master/csl-citation.json&quot;} RNDdawp3yJ6U5"/></text:p>
        </text:list-item>
        <text:list-item>
          <text:p text:style-name="P48">Successful integration largely depends on whether existing data that are already part of forestry planning can be utilized in conservation planning (REF) and on whether the results of conservation prioritization can be used in tools already existing in different administrative institutions (REF)</text:p>
        </text:list-item>
        <text:list-item>
          <text:p text:style-name="P48">In Finland, the decision-making context is a mixture of top-down and bottom-up action and different governance processes <text:reference-mark-start text:name="ADDIN CSL_CITATION {&quot;mendeley&quot;: {&quot;previouslyFormattedCitation&quot;: &quot;(Paloniemi and Tikka, 2008)&quot;}, &quot;citationItems&quot;: [{&quot;uris&quot;: [&quot;http://www.mendeley.com/documents/?uuid=5844c55a-2282-4994-a5ca-2d6fb6074efa&quot;], &quot;id&quot;: &quot;ITEM-1&quot;, &quot;itemData&quot;: {&quot;DOI&quot;: &quot;10.1016/j.envsci.2007.11.001&quot;, &quot;type&quot;: &quot;article-journal&quot;, &quot;author&quot;: [{&quot;given&quot;: &quot;Riikka&quot;, &quot;dropping-particle&quot;: &quot;&quot;, &quot;suffix&quot;: &quot;&quot;, &quot;family&quot;: &quot;Paloniemi&quot;, &quot;parse-names&quot;: false, &quot;non-dropping-particle&quot;: &quot;&quot;}, {&quot;given&quot;: &quot;P\u00e4ivi M&quot;, &quot;dropping-particle&quot;: &quot;&quot;, &quot;suffix&quot;: &quot;&quot;, &quot;family&quot;: &quot;Tikka&quot;, &quot;parse-names&quot;: false, &quot;non-dropping-particle&quot;: &quot;&quot;}], &quot;issued&quot;: {&quot;date-parts&quot;: [[&quot;2008&quot;, &quot;6&quot;]]}, &quot;title&quot;: &quot;Ecological and social aspects of biodiversity conservation on private lands&quot;, &quot;page&quot;: &quot;336-346&quot;, &quot;volume&quot;: &quot;11&quot;, &quot;container-title&quot;: &quot;Environmental Science &amp; Policy&quot;, &quot;issue&quot;: &quot;4&quot;, &quot;id&quot;: &quot;ITEM-1&quot;}}], &quot;properties&quot;: {&quot;noteIndex&quot;: 0}, &quot;schema&quot;: &quot;https://github.com/citation-style-language/schema/raw/master/csl-citation.json&quot;} RNDLGj4Vxj5iL"/>(Paloniemi and Tikka, 2008)<text:reference-mark-end text:name="ADDIN CSL_CITATION {&quot;mendeley&quot;: {&quot;previouslyFormattedCitation&quot;: &quot;(Paloniemi and Tikka, 2008)&quot;}, &quot;citationItems&quot;: [{&quot;uris&quot;: [&quot;http://www.mendeley.com/documents/?uuid=5844c55a-2282-4994-a5ca-2d6fb6074efa&quot;], &quot;id&quot;: &quot;ITEM-1&quot;, &quot;itemData&quot;: {&quot;DOI&quot;: &quot;10.1016/j.envsci.2007.11.001&quot;, &quot;type&quot;: &quot;article-journal&quot;, &quot;author&quot;: [{&quot;given&quot;: &quot;Riikka&quot;, &quot;dropping-particle&quot;: &quot;&quot;, &quot;suffix&quot;: &quot;&quot;, &quot;family&quot;: &quot;Paloniemi&quot;, &quot;parse-names&quot;: false, &quot;non-dropping-particle&quot;: &quot;&quot;}, {&quot;given&quot;: &quot;P\u00e4ivi M&quot;, &quot;dropping-particle&quot;: &quot;&quot;, &quot;suffix&quot;: &quot;&quot;, &quot;family&quot;: &quot;Tikka&quot;, &quot;parse-names&quot;: false, &quot;non-dropping-particle&quot;: &quot;&quot;}], &quot;issued&quot;: {&quot;date-parts&quot;: [[&quot;2008&quot;, &quot;6&quot;]]}, &quot;title&quot;: &quot;Ecological and social aspects of biodiversity conservation on private lands&quot;, &quot;page&quot;: &quot;336-346&quot;, &quot;volume&quot;: &quot;11&quot;, &quot;container-title&quot;: &quot;Environmental Science &amp; Policy&quot;, &quot;issue&quot;: &quot;4&quot;, &quot;id&quot;: &quot;ITEM-1&quot;}}], &quot;properties&quot;: {&quot;noteIndex&quot;: 0}, &quot;schema&quot;: &quot;https://github.com/citation-style-language/schema/raw/master/csl-citation.json&quot;} RNDLGj4Vxj5iL"/></text:p>
        </text:list-item>
        <text:list-item>
          <text:p text:style-name="P48">Introduction to METSO-programme in Finland: aims, schedule, used tools with emphasis in ESMK (REF)</text:p>
        </text:list-item>
        <text:list-item>
          <text:p text:style-name="P58"><text:span text:style-name="T3">[Not sure if needed: then there must be many different approaches to forest conservation / management: do these need to be discussed? Perhaps in the discussion - just a note.]</text:span><text:span text:style-name="Comment_20_Reference"><text:span text:style-name="T11"><office:annotation><dc:creator>Joona Lehtomäki</dc:creator><dc:date>2013-02-06T14:25:00</dc:date><text:p text:style-name="P60"><text:span text:style-name="T38">That is (or at least was supposed to be) the first bullet</text:span></text:p></office:annotation></text:span></text:span></text:p>
        </text:list-item>
      </text:list>
      <text:p text:style-name="P19"/>
      <text:p text:style-name="P19">1.2 Spatial conservation prioritization</text:p>
      <text:list xml:id="list728179147656135891" text:style-name="WW8Num2">
        <text:list-item>
          <text:p text:style-name="P49">Get relevant bits from the workflow MS</text:p>
        </text:list-item>
      </text:list>
      <text:list xml:id="list8988224617518899582" text:style-name="WW8Num3">
        <text:list-item>
          <text:p text:style-name="P57"><text:span text:style-name="T2">Has been done in also in the </text:span><text:span text:style-name="T17">botreal forest context </text:span><text:reference-mark-start text:name="ADDIN CSL_CITATION {&quot;mendeley&quot;: {&quot;previouslyFormattedCitation&quot;: &quot;(Lehtom\u00e4ki et al., 2009; Mikusi\u0144ski et al., 2007; Sirki\u00e4 et al., 2012)&quot;}, &quot;citationItems&quot;: [{&quot;uris&quot;: [&quot;http://www.mendeley.com/documents/?uuid=98aa4078-5817-483b-9857-604244afff1c&quot;], &quot;id&quot;: &quot;ITEM-1&quot;, &quot;itemData&quot;: {&quot;DOI&quot;: &quot;10.1016/j.foreco.2009.08.026&quot;, &quot;type&quot;: &quot;article-journal&quot;, &quot;author&quot;: [{&quot;given&quot;: &quot;Joona&quot;, &quot;dropping-particle&quot;: &quot;&quot;, &quot;suffix&quot;: &quot;&quot;, &quot;family&quot;: &quot;Lehtom\u00e4ki&quot;, &quot;parse-names&quot;: false, &quot;non-dropping-particle&quot;: &quot;&quot;}, {&quot;given&quot;: &quot;Erkki&quot;, &quot;dropping-particle&quot;: &quot;&quot;, &quot;suffix&quot;: &quot;&quot;, &quot;family&quot;: &quot;Tomppo&quot;, &quot;parse-names&quot;: false, &quot;non-dropping-particle&quot;: &quot;&quot;}, {&quot;given&quot;: &quot;Panu&quot;, &quot;dropping-particle&quot;: &quot;&quot;, &quot;suffix&quot;: &quot;&quot;, &quot;family&quot;: &quot;Kuokkanen&quot;, &quot;parse-names&quot;: false, &quot;non-dropping-particle&quot;: &quot;&quot;}, {&quot;given&quot;: &quot;Ilkka&quot;, &quot;dropping-particle&quot;: &quot;&quot;, &quot;suffix&quot;: &quot;&quot;, &quot;family&quot;: &quot;Hanski&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09&quot;, &quot;11&quot;]]}, &quot;title&quot;: &quot;Applying spatial conservation prioritization software and high-resolution GIS data to a national-scale study in forest conservation&quot;, &quot;page&quot;: &quot;2439-2449&quot;, &quot;volume&quot;: &quot;258&quot;, &quot;container-title&quot;: &quot;Forest Ecology and Management&quot;, &quot;issue&quot;: &quot;11&quot;, &quot;id&quot;: &quot;ITEM-1&quot;}}, {&quot;uris&quot;: [&quot;http://www.mendeley.com/documents/?uuid=8616c656-cf76-498e-b7d6-1e0108142bf8&quot;], &quot;id&quot;: &quot;ITEM-2&quot;, &quot;itemData&quot;: {&quot;DOI&quot;: &quot;10.1111/j.1523-1739.2007.00833.x&quot;, &quot;type&quot;: &quot;article-journal&quot;, &quot;author&quot;: [{&quot;given&quot;: &quot;Grzegorz&quot;, &quot;dropping-particle&quot;: &quot;&quot;, &quot;suffix&quot;: &quot;&quot;, &quot;family&quot;: &quot;Mikusi\u0144ski&quot;, &quot;parse-names&quot;: false, &quot;non-dropping-particle&quot;: &quot;&quot;}, {&quot;given&quot;: &quot;Robert L&quot;, &quot;dropping-particle&quot;: &quot;&quot;, &quot;suffix&quot;: &quot;&quot;, &quot;family&quot;: &quot;Pressey&quot;, &quot;parse-names&quot;: false, &quot;non-dropping-particle&quot;: &quot;&quot;}, {&quot;given&quot;: &quot;Lars&quot;, &quot;dropping-particle&quot;: &quot;&quot;, &quot;suffix&quot;: &quot;&quot;, &quot;family&quot;: &quot;Edenius&quot;, &quot;parse-names&quot;: false, &quot;non-dropping-particle&quot;: &quot;&quot;}, {&quot;given&quot;: &quot;Heini&quot;, &quot;dropping-particle&quot;: &quot;&quot;, &quot;suffix&quot;: &quot;&quot;, &quot;family&quot;: &quot;Kujala&quot;, &quot;parse-names&quot;: false, &quot;non-dropping-particle&quot;: &quot;&quot;}, {&quot;given&quot;: &quot;Atte&quot;, &quot;dropping-particle&quot;: &quot;&quot;, &quot;suffix&quot;: &quot;&quot;, &quot;family&quot;: &quot;Moilanen&quot;, &quot;parse-names&quot;: false, &quot;non-dropping-particle&quot;: &quot;&quot;}, {&quot;given&quot;: &quot;Jari&quot;, &quot;dropping-particle&quot;: &quot;&quot;, &quot;suffix&quot;: &quot;&quot;, &quot;family&quot;: &quot;Niemel\u00e4&quot;, &quot;parse-names&quot;: false, &quot;non-dropping-particle&quot;: &quot;&quot;}, {&quot;given&quot;: &quot;Thomas&quot;, &quot;dropping-particle&quot;: &quot;&quot;, &quot;suffix&quot;: &quot;&quot;, &quot;family&quot;: &quot;Ranius&quot;, &quot;parse-names&quot;: false, &quot;non-dropping-particle&quot;: &quot;&quot;}], &quot;issued&quot;: {&quot;date-parts&quot;: [[&quot;2007&quot;]]}, &quot;title&quot;: &quot;Conservation Planning in Forest Landscapes of Fennoscandia and an Approach to the Challenge of Countdown 2010&quot;, &quot;page&quot;: &quot;1445-1454&quot;, &quot;volume&quot;: &quot;21&quot;, &quot;container-title&quot;: &quot;Conservation Biology&quot;, &quot;issue&quot;: &quot;6&quot;, &quot;id&quot;: &quot;ITEM-2&quot;}}, {&quot;uris&quot;: [&quot;http://www.mendeley.com/documents/?uuid=8fff1f5d-8f6d-4486-856b-349e4023c11c&quot;], &quot;id&quot;: &quot;ITEM-3&quot;, &quot;itemData&quot;: {&quot;type&quot;: &quot;article-journal&quot;, &quot;author&quot;: [{&quot;given&quot;: &quot;Saija&quot;, &quot;dropping-particle&quot;: &quot;&quot;, &quot;suffix&quot;: &quot;&quot;, &quot;family&quot;: &quot;Sirki\u00e4&quot;, &quot;parse-names&quot;: false, &quot;non-dropping-particle&quot;: &quot;&quot;}, {&quot;given&quot;: &quot;Joona&quot;, &quot;dropping-particle&quot;: &quot;&quot;, &quot;suffix&quot;: &quot;&quot;, &quot;family&quot;: &quot;Lehtom\u00e4ki&quot;, &quot;parse-names&quot;: false, &quot;non-dropping-particle&quot;: &quot;&quot;}, {&quot;given&quot;: &quot;Harto&quot;, &quot;dropping-particle&quot;: &quot;&quot;, &quot;suffix&quot;: &quot;&quot;, &quot;family&quot;: &quot;Lind\u00e9n&quot;, &quot;parse-names&quot;: false, &quot;non-dropping-particle&quot;: &quot;&quot;}, {&quot;given&quot;: &quot;Erkki&quot;, &quot;dropping-particle&quot;: &quot;&quot;, &quot;suffix&quot;: &quot;&quot;, &quot;family&quot;: &quot;Tomppo&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2&quot;]]}, &quot;abstract&quot;: &quot;Effective wildlife management requires knowledge about the areas th at are most important within the distribution range or specific management unit of the focal species. Using the spatial conservation planning tool, Zonation, and spatial data on Finnish forests, we present a fast and relatively simple way to objectively prioritise large areas for our focal species, the capercaillie Tetrao urogallus. We constructed the capercaillie lekking landscape prioritisation using published knowledge on the species\u2019 habitat and connectivity requirements, and validated the results via comparison to capercaillie lekking-site data. The results show that connectivity considerations both at the home range and the population scale are essential in prioritisation of areas suitable for capercaillie lekking sites. In addition, inclusion of negative connectivity to agri-urban areas further enhances the congruence between the known lekking sites and the areas of high priority (48.7% of known leks falling into the best 20% priority category). We conclude that our approach can be used in several stages of spatial wildlife conservation planning: as a preliminary analysis to find areas subjected to more detailed inventories and modelling, in combination with other analytical tools, or as the main instrument enabling informative use of readily available data in operational large-scale land-use planning. The advantages of our approach include: 1) the ability to execute relatively simple and objective analyses covering wide spatial extents at a high resolution, 2) the possibility to incorporate several ecologically realistic species-specific connectivity components into the analyses, and 3) the potential to help managers target wildlife surveys or conservation and management operations.&quot;, &quot;title&quot;: &quot;Defining spatial priorities for capercaillie Tetrao urogallus lekking landscape conservation in south-central Finland&quot;, &quot;page&quot;: &quot;337-353&quot;, &quot;volume&quot;: &quot;18&quot;, &quot;container-title&quot;: &quot;Wildlife Biology&quot;, &quot;issue&quot;: &quot;4&quot;, &quot;id&quot;: &quot;ITEM-3&quot;}}], &quot;properties&quot;: {&quot;noteIndex&quot;: 0}, &quot;schema&quot;: &quot;https://github.com/citation-style-language/schema/raw/master/csl-citation.json&quot;} RNDueel4fChOu"/><text:span text:style-name="T27">(Lehtomäki et al., 2009; Mikusiński et al., 2007; Sirkiä et al., 2012)</text:span><text:reference-mark-end text:name="ADDIN CSL_CITATION {&quot;mendeley&quot;: {&quot;previouslyFormattedCitation&quot;: &quot;(Lehtom\u00e4ki et al., 2009; Mikusi\u0144ski et al., 2007; Sirki\u00e4 et al., 2012)&quot;}, &quot;citationItems&quot;: [{&quot;uris&quot;: [&quot;http://www.mendeley.com/documents/?uuid=98aa4078-5817-483b-9857-604244afff1c&quot;], &quot;id&quot;: &quot;ITEM-1&quot;, &quot;itemData&quot;: {&quot;DOI&quot;: &quot;10.1016/j.foreco.2009.08.026&quot;, &quot;type&quot;: &quot;article-journal&quot;, &quot;author&quot;: [{&quot;given&quot;: &quot;Joona&quot;, &quot;dropping-particle&quot;: &quot;&quot;, &quot;suffix&quot;: &quot;&quot;, &quot;family&quot;: &quot;Lehtom\u00e4ki&quot;, &quot;parse-names&quot;: false, &quot;non-dropping-particle&quot;: &quot;&quot;}, {&quot;given&quot;: &quot;Erkki&quot;, &quot;dropping-particle&quot;: &quot;&quot;, &quot;suffix&quot;: &quot;&quot;, &quot;family&quot;: &quot;Tomppo&quot;, &quot;parse-names&quot;: false, &quot;non-dropping-particle&quot;: &quot;&quot;}, {&quot;given&quot;: &quot;Panu&quot;, &quot;dropping-particle&quot;: &quot;&quot;, &quot;suffix&quot;: &quot;&quot;, &quot;family&quot;: &quot;Kuokkanen&quot;, &quot;parse-names&quot;: false, &quot;non-dropping-particle&quot;: &quot;&quot;}, {&quot;given&quot;: &quot;Ilkka&quot;, &quot;dropping-particle&quot;: &quot;&quot;, &quot;suffix&quot;: &quot;&quot;, &quot;family&quot;: &quot;Hanski&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09&quot;, &quot;11&quot;]]}, &quot;title&quot;: &quot;Applying spatial conservation prioritization software and high-resolution GIS data to a national-scale study in forest conservation&quot;, &quot;page&quot;: &quot;2439-2449&quot;, &quot;volume&quot;: &quot;258&quot;, &quot;container-title&quot;: &quot;Forest Ecology and Management&quot;, &quot;issue&quot;: &quot;11&quot;, &quot;id&quot;: &quot;ITEM-1&quot;}}, {&quot;uris&quot;: [&quot;http://www.mendeley.com/documents/?uuid=8616c656-cf76-498e-b7d6-1e0108142bf8&quot;], &quot;id&quot;: &quot;ITEM-2&quot;, &quot;itemData&quot;: {&quot;DOI&quot;: &quot;10.1111/j.1523-1739.2007.00833.x&quot;, &quot;type&quot;: &quot;article-journal&quot;, &quot;author&quot;: [{&quot;given&quot;: &quot;Grzegorz&quot;, &quot;dropping-particle&quot;: &quot;&quot;, &quot;suffix&quot;: &quot;&quot;, &quot;family&quot;: &quot;Mikusi\u0144ski&quot;, &quot;parse-names&quot;: false, &quot;non-dropping-particle&quot;: &quot;&quot;}, {&quot;given&quot;: &quot;Robert L&quot;, &quot;dropping-particle&quot;: &quot;&quot;, &quot;suffix&quot;: &quot;&quot;, &quot;family&quot;: &quot;Pressey&quot;, &quot;parse-names&quot;: false, &quot;non-dropping-particle&quot;: &quot;&quot;}, {&quot;given&quot;: &quot;Lars&quot;, &quot;dropping-particle&quot;: &quot;&quot;, &quot;suffix&quot;: &quot;&quot;, &quot;family&quot;: &quot;Edenius&quot;, &quot;parse-names&quot;: false, &quot;non-dropping-particle&quot;: &quot;&quot;}, {&quot;given&quot;: &quot;Heini&quot;, &quot;dropping-particle&quot;: &quot;&quot;, &quot;suffix&quot;: &quot;&quot;, &quot;family&quot;: &quot;Kujala&quot;, &quot;parse-names&quot;: false, &quot;non-dropping-particle&quot;: &quot;&quot;}, {&quot;given&quot;: &quot;Atte&quot;, &quot;dropping-particle&quot;: &quot;&quot;, &quot;suffix&quot;: &quot;&quot;, &quot;family&quot;: &quot;Moilanen&quot;, &quot;parse-names&quot;: false, &quot;non-dropping-particle&quot;: &quot;&quot;}, {&quot;given&quot;: &quot;Jari&quot;, &quot;dropping-particle&quot;: &quot;&quot;, &quot;suffix&quot;: &quot;&quot;, &quot;family&quot;: &quot;Niemel\u00e4&quot;, &quot;parse-names&quot;: false, &quot;non-dropping-particle&quot;: &quot;&quot;}, {&quot;given&quot;: &quot;Thomas&quot;, &quot;dropping-particle&quot;: &quot;&quot;, &quot;suffix&quot;: &quot;&quot;, &quot;family&quot;: &quot;Ranius&quot;, &quot;parse-names&quot;: false, &quot;non-dropping-particle&quot;: &quot;&quot;}], &quot;issued&quot;: {&quot;date-parts&quot;: [[&quot;2007&quot;]]}, &quot;title&quot;: &quot;Conservation Planning in Forest Landscapes of Fennoscandia and an Approach to the Challenge of Countdown 2010&quot;, &quot;page&quot;: &quot;1445-1454&quot;, &quot;volume&quot;: &quot;21&quot;, &quot;container-title&quot;: &quot;Conservation Biology&quot;, &quot;issue&quot;: &quot;6&quot;, &quot;id&quot;: &quot;ITEM-2&quot;}}, {&quot;uris&quot;: [&quot;http://www.mendeley.com/documents/?uuid=8fff1f5d-8f6d-4486-856b-349e4023c11c&quot;], &quot;id&quot;: &quot;ITEM-3&quot;, &quot;itemData&quot;: {&quot;type&quot;: &quot;article-journal&quot;, &quot;author&quot;: [{&quot;given&quot;: &quot;Saija&quot;, &quot;dropping-particle&quot;: &quot;&quot;, &quot;suffix&quot;: &quot;&quot;, &quot;family&quot;: &quot;Sirki\u00e4&quot;, &quot;parse-names&quot;: false, &quot;non-dropping-particle&quot;: &quot;&quot;}, {&quot;given&quot;: &quot;Joona&quot;, &quot;dropping-particle&quot;: &quot;&quot;, &quot;suffix&quot;: &quot;&quot;, &quot;family&quot;: &quot;Lehtom\u00e4ki&quot;, &quot;parse-names&quot;: false, &quot;non-dropping-particle&quot;: &quot;&quot;}, {&quot;given&quot;: &quot;Harto&quot;, &quot;dropping-particle&quot;: &quot;&quot;, &quot;suffix&quot;: &quot;&quot;, &quot;family&quot;: &quot;Lind\u00e9n&quot;, &quot;parse-names&quot;: false, &quot;non-dropping-particle&quot;: &quot;&quot;}, {&quot;given&quot;: &quot;Erkki&quot;, &quot;dropping-particle&quot;: &quot;&quot;, &quot;suffix&quot;: &quot;&quot;, &quot;family&quot;: &quot;Tomppo&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2&quot;]]}, &quot;abstract&quot;: &quot;Effective wildlife management requires knowledge about the areas th at are most important within the distribution range or specific management unit of the focal species. Using the spatial conservation planning tool, Zonation, and spatial data on Finnish forests, we present a fast and relatively simple way to objectively prioritise large areas for our focal species, the capercaillie Tetrao urogallus. We constructed the capercaillie lekking landscape prioritisation using published knowledge on the species\u2019 habitat and connectivity requirements, and validated the results via comparison to capercaillie lekking-site data. The results show that connectivity considerations both at the home range and the population scale are essential in prioritisation of areas suitable for capercaillie lekking sites. In addition, inclusion of negative connectivity to agri-urban areas further enhances the congruence between the known lekking sites and the areas of high priority (48.7% of known leks falling into the best 20% priority category). We conclude that our approach can be used in several stages of spatial wildlife conservation planning: as a preliminary analysis to find areas subjected to more detailed inventories and modelling, in combination with other analytical tools, or as the main instrument enabling informative use of readily available data in operational large-scale land-use planning. The advantages of our approach include: 1) the ability to execute relatively simple and objective analyses covering wide spatial extents at a high resolution, 2) the possibility to incorporate several ecologically realistic species-specific connectivity components into the analyses, and 3) the potential to help managers target wildlife surveys or conservation and management operations.&quot;, &quot;title&quot;: &quot;Defining spatial priorities for capercaillie Tetrao urogallus lekking landscape conservation in south-central Finland&quot;, &quot;page&quot;: &quot;337-353&quot;, &quot;volume&quot;: &quot;18&quot;, &quot;container-title&quot;: &quot;Wildlife Biology&quot;, &quot;issue&quot;: &quot;4&quot;, &quot;id&quot;: &quot;ITEM-3&quot;}}], &quot;properties&quot;: {&quot;noteIndex&quot;: 0}, &quot;schema&quot;: &quot;https://github.com/citation-style-language/schema/raw/master/csl-citation.json&quot;} RNDueel4fChOu"/><text:span text:style-name="T17">⁠</text:span></text:p>
        </text:list-item>
        <text:list-item>
          <text:p text:style-name="P50">Associated uncertainties often high , performance and efficiency unknown <text:reference-mark-start text:name="ADDIN CSL_CITATION {&quot;mendeley&quot;: {&quot;previouslyFormattedCitation&quot;: &quot;(Langford et al., 2011)&quot;}, &quot;citationItems&quot;: [{&quot;uris&quot;: [&quot;http://www.mendeley.com/documents/?uuid=b7be0747-886d-458a-8487-890b8fa0887b&quot;], &quot;id&quot;: &quot;ITEM-1&quot;, &quot;itemData&quot;: {&quot;publisher&quot;: &quot;Elsevier Ltd&quot;, &quot;DOI&quot;: &quot;10.1016/j.tree.2011.08.001&quot;, &quot;type&quot;: &quot;article-journal&quot;, &quot;author&quot;: [{&quot;given&quot;: &quot;William T&quot;, &quot;dropping-particle&quot;: &quot;&quot;, &quot;suffix&quot;: &quot;&quot;, &quot;family&quot;: &quot;Langford&quot;, &quot;parse-names&quot;: false, &quot;non-dropping-particle&quot;: &quot;&quot;}, {&quot;given&quot;: &quot;Ascelin&quot;, &quot;dropping-particle&quot;: &quot;&quot;, &quot;suffix&quot;: &quot;&quot;, &quot;family&quot;: &quot;Gordon&quot;, &quot;parse-names&quot;: false, &quot;non-dropping-particle&quot;: &quot;&quot;}, {&quot;given&quot;: &quot;Lucy&quot;, &quot;dropping-particle&quot;: &quot;&quot;, &quot;suffix&quot;: &quot;&quot;, &quot;family&quot;: &quot;Bastin&quot;, &quot;parse-names&quot;: false, &quot;non-dropping-particle&quot;: &quot;&quot;}, {&quot;given&quot;: &quot;Sarah&quot;, &quot;dropping-particle&quot;: &quot;&quot;, &quot;suffix&quot;: &quot;&quot;, &quot;family&quot;: &quot;Bekessy&quot;, &quot;parse-names&quot;: false, &quot;non-dropping-particle&quot;: &quot;&quot;}, {&quot;given&quot;: &quot;Matt D&quot;, &quot;dropping-particle&quot;: &quot;&quot;, &quot;suffix&quot;: &quot;&quot;, &quot;family&quot;: &quot;White&quot;, &quot;parse-names&quot;: false, &quot;non-dropping-particle&quot;: &quot;&quot;}, {&quot;given&quot;: &quot;Graeme&quot;, &quot;dropping-particle&quot;: &quot;&quot;, &quot;suffix&quot;: &quot;&quot;, &quot;family&quot;: &quot;Newell&quot;, &quot;parse-names&quot;: false, &quot;non-dropping-particle&quot;: &quot;&quot;}], &quot;issued&quot;: {&quot;date-parts&quot;: [[&quot;2011&quot;, &quot;9&quot;]]}, &quot;title&quot;: &quot;Raising the bar for systematic conservation planning&quot;, &quot;page&quot;: &quot;634-640&quot;, &quot;volume&quot;: &quot;26&quot;, &quot;container-title&quot;: &quot;Trends in Ecology and Evolution&quot;, &quot;issue&quot;: &quot;2&quot;, &quot;id&quot;: &quot;ITEM-1&quot;}}], &quot;properties&quot;: {&quot;noteIndex&quot;: 0}, &quot;schema&quot;: &quot;https://github.com/citation-style-language/schema/raw/master/csl-citation.json&quot;} RND12VxsZwBfR"/>(Langford et al., 2011)<text:reference-mark-end text:name="ADDIN CSL_CITATION {&quot;mendeley&quot;: {&quot;previouslyFormattedCitation&quot;: &quot;(Langford et al., 2011)&quot;}, &quot;citationItems&quot;: [{&quot;uris&quot;: [&quot;http://www.mendeley.com/documents/?uuid=b7be0747-886d-458a-8487-890b8fa0887b&quot;], &quot;id&quot;: &quot;ITEM-1&quot;, &quot;itemData&quot;: {&quot;publisher&quot;: &quot;Elsevier Ltd&quot;, &quot;DOI&quot;: &quot;10.1016/j.tree.2011.08.001&quot;, &quot;type&quot;: &quot;article-journal&quot;, &quot;author&quot;: [{&quot;given&quot;: &quot;William T&quot;, &quot;dropping-particle&quot;: &quot;&quot;, &quot;suffix&quot;: &quot;&quot;, &quot;family&quot;: &quot;Langford&quot;, &quot;parse-names&quot;: false, &quot;non-dropping-particle&quot;: &quot;&quot;}, {&quot;given&quot;: &quot;Ascelin&quot;, &quot;dropping-particle&quot;: &quot;&quot;, &quot;suffix&quot;: &quot;&quot;, &quot;family&quot;: &quot;Gordon&quot;, &quot;parse-names&quot;: false, &quot;non-dropping-particle&quot;: &quot;&quot;}, {&quot;given&quot;: &quot;Lucy&quot;, &quot;dropping-particle&quot;: &quot;&quot;, &quot;suffix&quot;: &quot;&quot;, &quot;family&quot;: &quot;Bastin&quot;, &quot;parse-names&quot;: false, &quot;non-dropping-particle&quot;: &quot;&quot;}, {&quot;given&quot;: &quot;Sarah&quot;, &quot;dropping-particle&quot;: &quot;&quot;, &quot;suffix&quot;: &quot;&quot;, &quot;family&quot;: &quot;Bekessy&quot;, &quot;parse-names&quot;: false, &quot;non-dropping-particle&quot;: &quot;&quot;}, {&quot;given&quot;: &quot;Matt D&quot;, &quot;dropping-particle&quot;: &quot;&quot;, &quot;suffix&quot;: &quot;&quot;, &quot;family&quot;: &quot;White&quot;, &quot;parse-names&quot;: false, &quot;non-dropping-particle&quot;: &quot;&quot;}, {&quot;given&quot;: &quot;Graeme&quot;, &quot;dropping-particle&quot;: &quot;&quot;, &quot;suffix&quot;: &quot;&quot;, &quot;family&quot;: &quot;Newell&quot;, &quot;parse-names&quot;: false, &quot;non-dropping-particle&quot;: &quot;&quot;}], &quot;issued&quot;: {&quot;date-parts&quot;: [[&quot;2011&quot;, &quot;9&quot;]]}, &quot;title&quot;: &quot;Raising the bar for systematic conservation planning&quot;, &quot;page&quot;: &quot;634-640&quot;, &quot;volume&quot;: &quot;26&quot;, &quot;container-title&quot;: &quot;Trends in Ecology and Evolution&quot;, &quot;issue&quot;: &quot;2&quot;, &quot;id&quot;: &quot;ITEM-1&quot;}}], &quot;properties&quot;: {&quot;noteIndex&quot;: 0}, &quot;schema&quot;: &quot;https://github.com/citation-style-language/schema/raw/master/csl-citation.json&quot;} RND12VxsZwBfR"/>, need for (on-the-ground) validation</text:p>
        </text:list-item>
      </text:list>
      <text:p text:style-name="P19"/>
      <text:p text:style-name="P19">1.3 Validation of spatial conservation prioritization results</text:p>
      <text:list xml:id="list2138075960704056400" text:style-name="WW8Num4">
        <text:list-item>
          <text:p text:style-name="P51">Visually appealing priority maps may influence our perception (as defined by the ecological model) of the distribution of conservation value → how to gauge whether the results indeed are useful?</text:p>
        </text:list-item>
        <text:list-item>
          <text:p text:style-name="P51">The usefulness of the results also depends on the sensitivity of the results. Particularly, if the informative part of the results (i.e. the best fraction of the landscape for e.g. conservation) is small relative to the overall size of the landscape then the results may very sensitive to various factors </text:p>
        </text:list-item>
      </text:list>
      <text:p text:style-name="P19"/>
      <text:p text:style-name="P19">1.4 Aims and scope of the paper</text:p>
      <text:list xml:id="list735045534031900505" text:style-name="WW8Num5">
        <text:list-item>
          <text:p text:style-name="P52">Investigate whether commonly available forestry data sets are a useful basis for spatial conservation prioritization</text:p>
        </text:list-item>
      </text:list>
      <text:list xml:id="list8800198148451653662" text:style-name="L1">
        <text:list-item>
          <text:list>
            <text:list-item>
              <text:p text:style-name="P54">The nature of the data<text:change-start text:change-id="ct89170272"/> <text:span text:style-name="T32">(MSNFI vs. more detailed data)</text:span><text:change-end text:change-id="ct89170272"/></text:p>
            </text:list-item>
            <text:list-item>
              <text:p text:style-name="P54">Technical usability of the data</text:p>
            </text:list-item>
            <text:list-item>
              <text:p text:style-name="P54">Adequacy of data in the construction of the ecological model</text:p>
            </text:list-item>
          </text:list>
        </text:list-item>
      </text:list>
      <text:list xml:id="list215076646" text:continue-list="list735045534031900505" text:style-name="WW8Num5">
        <text:list-item>
          <text:p text:style-name="P52">Investigate how well spatial conservation prioritization (using the previous data and Zonation) can inform conservation decision-making in operational forestry planning in <text:soft-page-break/>Finland</text:p>
        </text:list-item>
      </text:list>
      <text:list xml:id="list3491295405331974494" text:style-name="L2">
        <text:list-item>
          <text:list>
            <text:list-item>
              <text:p text:style-name="P55">Comparison of the results to a set of independent data sets</text:p>
            </text:list-item>
            <text:list-item>
              <text:p text:style-name="P55">Matching of planning scales</text:p>
            </text:list-item>
          </text:list>
        </text:list-item>
      </text:list>
      <text:list xml:id="list2176047016" text:continue-list="list215076646" text:style-name="WW8Num5">
        <text:list-item>
          <text:p text:style-name="P52">Suggest ways to improve use of spatial conservation prioritization methods in operational forestry planning</text:p>
        </text:list-item>
      </text:list>
      <text:list xml:id="list8426223156075885949" text:style-name="L3">
        <text:list-item>
          <text:list>
            <text:list-item>
              <text:p text:style-name="P56">Importance of monitoring which can also be done as a part of standard forestry operations</text:p>
            </text:list-item>
            <text:list-item>
              <text:p text:style-name="P56">How to improve data? How to improve analyses?</text:p>
            </text:list-item>
          </text:list>
        </text:list-item>
      </text:list>
      <text:p text:style-name="P17">Material and Methods</text:p>
      <text:p text:style-name="P11"/>
      <text:p text:style-name="P4">2.1 Data for spatial conservation prioritization and its validation</text:p>
      <text:list xml:id="list8610466783020003892" text:style-name="WW8Num6">
        <text:list-item>
          <text:p text:style-name="P25">Data used for this purpose must be available across the entire study area, not from individual locations only. Source of the data matters as different data sets have different levels of uncertainty etc.</text:p>
        </text:list-item>
        <text:list-item>
          <text:p text:style-name="P25">Prioritization data sets (ESMK + LTI inventories + segmented MSNFI)</text:p>
          <text:list>
            <text:list-item>
              <text:p text:style-name="P25">Brief description of the data used</text:p>
            </text:list-item>
            <text:list-item>
              <text:p text:style-name="P38"><text:span text:style-name="T20">Table 1</text:span><text:span text:style-name="T2">: Data sets used for the construction of the ecologically based model and index of conservation value (see 2.3 for explanation).</text:span></text:p>
            </text:list-item>
          </text:list>
        </text:list-item>
        <text:list-item>
          <text:p text:style-name="P25">Validation data </text:p>
          <text:list>
            <text:list-item>
              <text:p text:style-name="P38"><text:span text:style-name="T20">Table 2</text:span><text:span text:style-name="T2">: Additional data used for the independent validation of results</text:span></text:p>
            </text:list-item>
          </text:list>
        </text:list-item>
      </text:list>
      <text:p text:style-name="P4">2.2 The ecological model</text:p>
      <text:list xml:id="list3830853652741982811" text:style-name="WW8Num7">
        <text:list-item>
          <text:p text:style-name="P26">Short description here, more detailed in the supplement</text:p>
        </text:list-item>
      </text:list>
      <text:list xml:id="list8021211779591275321" text:style-name="WW8Num8">
        <text:list-item>
          <text:p text:style-name="P27">What is: a conceptual model for conservation prioritization </text:p>
          <text:list>
            <text:list-item>
              <text:p text:style-name="P27">In this context, “ecological model” means a conceptual model that converts whatever data we have into something meaningful from the perspective of conservation</text:p>
            </text:list-item>
            <text:list-item>
              <text:p text:style-name="P27">The reasoning for translating the information on forest structural features to something important for conservation (REF)</text:p>
            </text:list-item>
          </text:list>
        </text:list-item>
        <text:list-item>
          <text:p text:style-name="P27">Data selection by experts (supl.)</text:p>
        </text:list-item>
        <text:list-item>
          <text:p text:style-name="P27">Benefit functions (supl.)</text:p>
          <text:list>
            <text:list-item>
              <text:p text:style-name="P39"><text:span text:style-name="T20">Figure S1</text:span><text:span text:style-name="T2">: The benefit functions used to scale the perceived, expert opinion based conservation value (y-axis) to forest structural characteristics (x-axis).</text:span></text:p>
            </text:list-item>
            <text:list-item>
              <text:p text:style-name="P27">Justification behind using the benefit functions </text:p>
            </text:list-item>
          </text:list>
        </text:list-item>
        <text:list-item>
          <text:p text:style-name="P27">Weighting of features and connectivity (supl.)</text:p>
          <text:list>
            <text:list-item>
              <text:p text:style-name="P27">Based on discussions with the experts + web questionnaire</text:p>
            </text:list-item>
            <text:list-item>
              <text:p text:style-name="P40"><text:span text:style-name="T20">Figure 1</text:span><text:span text:style-name="T2">: The ecological model. Data sets, the structure of the index + the selected connectivity distances and connectivity interaction types. (similar to </text:span><text:reference-mark-start text:name="ADDIN CSL_CITATION {&quot;mendeley&quot;: {&quot;previouslyFormattedCitation&quot;: &quot;(Sirki\u00e4 et al., 2012)&quot;}, &quot;citationItems&quot;: [{&quot;uris&quot;: [&quot;http://www.mendeley.com/documents/?uuid=8fff1f5d-8f6d-4486-856b-349e4023c11c&quot;], &quot;id&quot;: &quot;ITEM-1&quot;, &quot;itemData&quot;: {&quot;type&quot;: &quot;article-journal&quot;, &quot;author&quot;: [{&quot;given&quot;: &quot;Saija&quot;, &quot;dropping-particle&quot;: &quot;&quot;, &quot;suffix&quot;: &quot;&quot;, &quot;family&quot;: &quot;Sirki\u00e4&quot;, &quot;parse-names&quot;: false, &quot;non-dropping-particle&quot;: &quot;&quot;}, {&quot;given&quot;: &quot;Joona&quot;, &quot;dropping-particle&quot;: &quot;&quot;, &quot;suffix&quot;: &quot;&quot;, &quot;family&quot;: &quot;Lehtom\u00e4ki&quot;, &quot;parse-names&quot;: false, &quot;non-dropping-particle&quot;: &quot;&quot;}, {&quot;given&quot;: &quot;Harto&quot;, &quot;dropping-particle&quot;: &quot;&quot;, &quot;suffix&quot;: &quot;&quot;, &quot;family&quot;: &quot;Lind\u00e9n&quot;, &quot;parse-names&quot;: false, &quot;non-dropping-particle&quot;: &quot;&quot;}, {&quot;given&quot;: &quot;Erkki&quot;, &quot;dropping-particle&quot;: &quot;&quot;, &quot;suffix&quot;: &quot;&quot;, &quot;family&quot;: &quot;Tomppo&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2&quot;]]}, &quot;abstract&quot;: &quot;Effective wildlife management requires knowledge about the areas th at are most important within the distribution range or specific management unit of the focal species. Using the spatial conservation planning tool, Zonation, and spatial data on Finnish forests, we present a fast and relatively simple way to objectively prioritise large areas for our focal species, the capercaillie Tetrao urogallus. We constructed the capercaillie lekking landscape prioritisation using published knowledge on the species\u2019 habitat and connectivity requirements, and validated the results via comparison to capercaillie lekking-site data. The results show that connectivity considerations both at the home range and the population scale are essential in prioritisation of areas suitable for capercaillie lekking sites. In addition, inclusion of negative connectivity to agri-urban areas further enhances the congruence between the known lekking sites and the areas of high priority (48.7% of known leks falling into the best 20% priority category). We conclude that our approach can be used in several stages of spatial wildlife conservation planning: as a preliminary analysis to find areas subjected to more detailed inventories and modelling, in combination with other analytical tools, or as the main instrument enabling informative use of readily available data in operational large-scale land-use planning. The advantages of our approach include: 1) the ability to execute relatively simple and objective analyses covering wide spatial extents at a high resolution, 2) the possibility to incorporate several ecologically realistic species-specific connectivity components into the analyses, and 3) the potential to help managers target wildlife surveys or conservation and management operations.&quot;, &quot;title&quot;: &quot;Defining spatial priorities for capercaillie Tetrao urogallus lekking landscape conservation in south-central Finland&quot;, &quot;page&quot;: &quot;337-353&quot;, &quot;volume&quot;: &quot;18&quot;, &quot;container-title&quot;: &quot;Wildlife Biology&quot;, &quot;issue&quot;: &quot;4&quot;, &quot;id&quot;: &quot;ITEM-1&quot;}}], &quot;properties&quot;: {&quot;noteIndex&quot;: 0}, &quot;schema&quot;: &quot;https://github.com/citation-style-language/schema/raw/master/csl-citation.json&quot;} RNDG1iz5ExpJg"/><text:span text:style-name="T26">(Sirkiä et al., 2012)</text:span><text:reference-mark-end text:name="ADDIN CSL_CITATION {&quot;mendeley&quot;: {&quot;previouslyFormattedCitation&quot;: &quot;(Sirki\u00e4 et al., 2012)&quot;}, &quot;citationItems&quot;: [{&quot;uris&quot;: [&quot;http://www.mendeley.com/documents/?uuid=8fff1f5d-8f6d-4486-856b-349e4023c11c&quot;], &quot;id&quot;: &quot;ITEM-1&quot;, &quot;itemData&quot;: {&quot;type&quot;: &quot;article-journal&quot;, &quot;author&quot;: [{&quot;given&quot;: &quot;Saija&quot;, &quot;dropping-particle&quot;: &quot;&quot;, &quot;suffix&quot;: &quot;&quot;, &quot;family&quot;: &quot;Sirki\u00e4&quot;, &quot;parse-names&quot;: false, &quot;non-dropping-particle&quot;: &quot;&quot;}, {&quot;given&quot;: &quot;Joona&quot;, &quot;dropping-particle&quot;: &quot;&quot;, &quot;suffix&quot;: &quot;&quot;, &quot;family&quot;: &quot;Lehtom\u00e4ki&quot;, &quot;parse-names&quot;: false, &quot;non-dropping-particle&quot;: &quot;&quot;}, {&quot;given&quot;: &quot;Harto&quot;, &quot;dropping-particle&quot;: &quot;&quot;, &quot;suffix&quot;: &quot;&quot;, &quot;family&quot;: &quot;Lind\u00e9n&quot;, &quot;parse-names&quot;: false, &quot;non-dropping-particle&quot;: &quot;&quot;}, {&quot;given&quot;: &quot;Erkki&quot;, &quot;dropping-particle&quot;: &quot;&quot;, &quot;suffix&quot;: &quot;&quot;, &quot;family&quot;: &quot;Tomppo&quot;, &quot;parse-names&quot;: false, &quot;non-dropping-particle&quot;: &quot;&quot;}, {&quot;given&quot;: &quot;Atte&quot;, &quot;dropping-particle&quot;: &quot;&quot;, &quot;suffix&quot;: &quot;&quot;, &quot;family&quot;: &quot;Moilanen&quot;, &quot;parse-names&quot;: false, &quot;non-dropping-particle&quot;: &quot;&quot;}], &quot;issued&quot;: {&quot;date-parts&quot;: [[&quot;2012&quot;]]}, &quot;abstract&quot;: &quot;Effective wildlife management requires knowledge about the areas th at are most important within the distribution range or specific management unit of the focal species. Using the spatial conservation planning tool, Zonation, and spatial data on Finnish forests, we present a fast and relatively simple way to objectively prioritise large areas for our focal species, the capercaillie Tetrao urogallus. We constructed the capercaillie lekking landscape prioritisation using published knowledge on the species\u2019 habitat and connectivity requirements, and validated the results via comparison to capercaillie lekking-site data. The results show that connectivity considerations both at the home range and the population scale are essential in prioritisation of areas suitable for capercaillie lekking sites. In addition, inclusion of negative connectivity to agri-urban areas further enhances the congruence between the known lekking sites and the areas of high priority (48.7% of known leks falling into the best 20% priority category). We conclude that our approach can be used in several stages of spatial wildlife conservation planning: as a preliminary analysis to find areas subjected to more detailed inventories and modelling, in combination with other analytical tools, or as the main instrument enabling informative use of readily available data in operational large-scale land-use planning. The advantages of our approach include: 1) the ability to execute relatively simple and objective analyses covering wide spatial extents at a high resolution, 2) the possibility to incorporate several ecologically realistic species-specific connectivity components into the analyses, and 3) the potential to help managers target wildlife surveys or conservation and management operations.&quot;, &quot;title&quot;: &quot;Defining spatial priorities for capercaillie Tetrao urogallus lekking landscape conservation in south-central Finland&quot;, &quot;page&quot;: &quot;337-353&quot;, &quot;volume&quot;: &quot;18&quot;, &quot;container-title&quot;: &quot;Wildlife Biology&quot;, &quot;issue&quot;: &quot;4&quot;, &quot;id&quot;: &quot;ITEM-1&quot;}}], &quot;properties&quot;: {&quot;noteIndex&quot;: 0}, &quot;schema&quot;: &quot;https://github.com/citation-style-language/schema/raw/master/csl-citation.json&quot;} RNDG1iz5ExpJg"/><text:span text:style-name="T2">⁠</text:span><text:span text:style-name="T17">)</text:span></text:p>
            </text:list-item>
          </text:list>
        </text:list-item>
      </text:list>
      <text:p text:style-name="P4"/>
      <text:p text:style-name="P4">2.4 Analysis variants</text:p>
      <text:list xml:id="list2740804215252508307" text:style-name="WW8Num9">
        <text:list-item>
          <text:p text:style-name="P28">We selected five analysis variants XXX in order to examine a suite of scenarios directly relevant for the planning need. </text:p>
        </text:list-item>
        <text:list-item>
          <text:p text:style-name="P41"><text:span text:style-name="T20">Table 3</text:span><text:span text:style-name="T2">: Analysis variants. (link to Fig 1) </text:span></text:p>
        </text:list-item>
      </text:list>
      <text:p text:style-name="P4">2.5 Interpretation of results (prioritity rank maps)</text:p>
      <text:list xml:id="list1901166752295166861" text:style-name="WW8Num10">
        <text:list-item>
          <text:p text:style-name="P29">Spatial prioritization</text:p>
          <text:list>
            <text:list-item>
              <text:p text:style-name="P29">Priority rank maps for the five variants of Table (3)</text:p>
            </text:list-item>
            <text:list-item>
              <text:p text:style-name="P46"><text:span text:style-name="T3">Representation levels for particular feature groups (by tree spp or fertility?) for particular </text:span><text:soft-page-break/><text:span text:style-name="T3">top fraction(s) of the landscape → this particular top fraction could correspond to the overall area o</text:span><text:span text:style-name="Comment_20_Reference"><text:span text:style-name="T11"><office:annotation><dc:creator>Atte</dc:creator><dc:date>2013-02-05T21:08:00</dc:date><text:p text:style-name="P60"><text:span text:style-name="T39">miksei vaan käyrät suoraan. Paljon parempi kuin prosentit tietylle maiseman osalle.</text:span></text:p></office:annotation></text:span></text:span><text:span text:style-name="T3">bjective for ESMK (will have to check what it is) <text:line-break/>= </text:span><text:span text:style-name="T14">fr</text:span><text:span text:style-name="T24">x</text:span><text:span text:style-name="Comment_20_Reference"><text:span text:style-name="T15"><office:annotation><dc:creator>Joona Lehtomäki</dc:creator><dc:date>2013-02-06T14:31:00</dc:date><text:p text:style-name="P60"><text:span text:style-name="T40">Käyrät toimivat varmaan ihan hyvin, tässä on pointtina osoittaa tietyn käyrällä olevan pisteen yhteys johonkin suunnittelun kannalta keskeiseen, kuten tavoitepinta-alaan.</text:span></text:p></office:annotation></text:span></text:span></text:p>
            </text:list-item>
          </text:list>
        </text:list-item>
        <text:list-item>
          <text:p text:style-name="P29">Comparison of variants</text:p>
          <text:list>
            <text:list-item>
              <text:p text:style-name="P42"><text:span text:style-name="T2">Operationally, how “robust” are the results? i.e. depending on which variant is used, where are highest priorities? Also, what's the effect of the “top fraction of the landscape” selected (</text:span><text:span text:style-name="T21">fr</text:span><text:span text:style-name="T23">x </text:span><text:span text:style-name="T2">+ others)?</text:span></text:p>
            </text:list-item>
            <text:list-item>
              <text:p text:style-name="P29">Overlap and correlations</text:p>
            </text:list-item>
          </text:list>
        </text:list-item>
        <text:list-item>
          <text:p text:style-name="P29">Validation with independent data sets</text:p>
          <text:list>
            <text:list-item>
              <text:p text:style-name="P29">Distributions of the rank priorities using a given comparison data</text:p>
            </text:list-item>
            <text:list-item>
              <text:p text:style-name="P29">Other stats (mean, SD, range?) of priorities within comparison data</text:p>
            </text:list-item>
            <text:list-item>
              <text:p text:style-name="P29">Comparison to the data (indexes) that the prioritization is based on (Supl?)<text:change-start text:change-id="ct88214624"/></text:p>
            </text:list-item>
          </text:list>
        </text:list-item>
      </text:list>
      <text:p text:style-name="P34"><text:span text:style-name="T33">2.6 Comparison between the actual analyses and </text:span><text:span text:style-name="T29">the</text:span><text:span text:style-name="T33"> MSNFI-only</text:span><text:change-end text:change-id="ct88214624"/><text:change-start text:change-id="ct83778016"/><text:span text:style-name="T33"> analyses</text:span></text:p>
      <text:list xml:id="list5978945613824445133" text:style-name="L4">
        <text:list-item>
          <text:p text:style-name="P35"><text:span text:style-name="T34">The selected analysis variants </text:span><text:span text:style-name="T35">(3, 4, 5, </text:span><text:span text:style-name="T30">and 7</text:span><text:span text:style-name="T35">) </text:span><text:span text:style-name="T34">were run also using j</text:span><text:change-end text:change-id="ct83778016"/><text:change-start text:change-id="ct61760864"/><text:span text:style-name="T34">ust the MSNFI data</text:span></text:p>
        </text:list-item>
        <text:list-item>
          <text:p text:style-name="P36"><text:span text:style-name="T35">Results analyzed like in </text:span><text:change-end text:change-id="ct61760864"/><text:change-start text:change-id="ct83689728"/><text:span text:style-name="T35">2.5</text:span><text:change-end text:change-id="ct83689728"/></text:p>
        </text:list-item>
      </text:list>
      <text:p text:style-name="P5"><text:tab/></text:p>
      <text:p text:style-name="P16"><text:span text:style-name="T13">Results</text:span><text:span text:style-name="Comment_20_Reference"><text:span text:style-name="T11"><office:annotation><dc:creator>Atte</dc:creator><dc:date>2013-02-05T21:30:00</dc:date><text:p text:style-name="P60"><text:span text:style-name="T39">Näissä ei ole selvästi kirjoitettuna vertailua VMI vs metsävaratiedot. Dicussion perusteella arvelen että tällainen vertailu olisi mukana?</text:span></text:p></office:annotation></text:span></text:span></text:p>
      <text:p text:style-name="P11"/>
      <text:p text:style-name="P11">3.1 Spatial priorities</text:p>
      <text:list xml:id="list1955668173166417807" text:style-name="WW8Num11">
        <text:list-item>
          <text:p text:style-name="P43"><text:span text:style-name="T20">Figure 2</text:span><text:span text:style-name="T2">: Priority rank maps for analysis variants (all </text:span><text:change-start text:change-id="ct83723840"/><text:span text:style-name="T18">4</text:span><text:change-end text:change-id="ct83723840"/><text:change text:change-id="ct76799056"/><text:span text:style-name="T2">).</text:span></text:p>
        </text:list-item>
        <text:list-item>
          <text:p text:style-name="P43"><text:span text:style-name="T20">Figure 3</text:span><text:span text:style-name="T2">: representation levels of feature groups (grouped by spp or fertility) for </text:span><text:span text:style-name="T21">fr</text:span><text:span text:style-name="T23">x </text:span><text:span text:style-name="T2">and others</text:span></text:p>
        </text:list-item>
        <text:list-item>
          <text:p text:style-name="P30">Priorities tend to be lower on areas with data source XXX...</text:p>
        </text:list-item>
        <text:list-item>
          <text:p text:style-name="P30">General patterns are – naturally – strongly affected by the connectivity components included, but this is scale dependent</text:p>
        </text:list-item>
      </text:list>
      <text:p text:style-name="P11">3.2 Comparison of variants</text:p>
      <text:list xml:id="list6760096893233717134" text:style-name="WW8Num12">
        <text:list-item>
          <text:p text:style-name="P44"><text:span text:style-name="T20">Table 4</text:span><text:span text:style-name="T2">: Summary statistics on the differences between the variants at given levels of the top fraction of the landscape: overlap.</text:span></text:p>
        </text:list-item>
        <text:list-item>
          <text:p text:style-name="P47"><text:span text:style-name="T3">The results show that the absolute highest fraction (</text:span><text:span text:style-name="T14">fr</text:span><text:span text:style-name="T24">x</text:span><text:span text:style-name="T3">) of the landscape [is / is not] </text:span><text:change text:change-id="ct62769024"/><text:change-start text:change-id="ct62759344"/><text:span text:style-name="T4">relatively</text:span><text:change-end text:change-id="ct62759344"/><text:span text:style-name="T3"> </text:span><text:change-start text:change-id="ct62775376"/><text:span text:style-name="T4">dependent</text:span><text:change-end text:change-id="ct62775376"/><text:change text:change-id="ct62772496"/><text:span text:style-name="T3"> to which variant is used</text:span><text:change-start text:change-id="ct62763552"/><text:span text:style-name="T3">. </text:span><text:span text:style-name="T4">The </text:span><text:change-end text:change-id="ct62763552"/><text:change-start text:change-id="ct62762176"/><text:span text:style-name="T4">result is - of course </text:span><text:change-end text:change-id="ct62762176"/><text:change-start text:change-id="ct62774400"/><text:span text:style-name="T4">–</text:span><text:change-end text:change-id="ct62774400"/><text:change-start text:change-id="ct62770176"/><text:span text:style-name="T4"> very</text:span><text:change-end text:change-id="ct62770176"/><text:change-start text:change-id="ct62780192"/><text:span text:style-name="T4"> dependent on the analysis variant used</text:span><text:change-end text:change-id="ct62780192"/></text:p>
        </text:list-item>
        <text:list-item>
          <text:p text:style-name="P31">Incorporating connectivity components will result in tradeoffs: accounting for the connectivity to existing protected areas aggregate priorities near conservation areas and draw them away from locations further away</text:p>
        </text:list-item>
      </text:list>
      <text:p text:style-name="P4">3.3 Comparison to independent data sets</text:p>
      <text:list xml:id="list2594889168900299277" text:style-name="WW8Num13">
        <text:list-item>
          <text:p text:style-name="P45"><text:span text:style-name="T20">Figure 4</text:span><text:span text:style-name="T2">: Distributions of priority ranks (histograms) in different, independent data sets.</text:span></text:p>
        </text:list-item>
        <text:list-item>
          <text:p text:style-name="P32">Characteristics of individual data sets (unsurprisingly) determine which variant should be compared to which data. E.g. the inventory data collected by the conservation NGOs should be compared to the variant that accounts for the connectivity to existing protected areas - because this was a specific objective in data collection.<text:change-start text:change-id="ct90507680"/></text:p>
        </text:list-item>
      </text:list>
      <text:p text:style-name="P33"><text:span text:style-name="T31">3.4 Comparison to MSNFI-only analysis</text:span><text:change-end text:change-id="ct90507680"/><text:change-start text:change-id="ct76628000"/></text:p>
      <text:list xml:id="list5616945962581103619" text:style-name="L5">
        <text:list-item>
          <text:p text:style-name="P37"><text:span text:style-name="T37">Figure 5</text:span><text:span text:style-name="T36">: Average priorities in the independent comparison data sets (barplot). </text:span><text:change-end text:change-id="ct76628000"/></text:p>
        </text:list-item>
      </text:list>
      <text:p text:style-name="P17">Discussion</text:p>
      <text:p text:style-name="P11"/>
      <text:list xml:id="list2758151867882415175" text:style-name="WW8Num14">
        <text:list-item>
          <text:p text:style-name="P22">Comparison to independent data sets relevant for biodiversity conservation indicate that known valuable locations indeed emerge from the analysis with high priorities</text:p>
          <text:list>
            <text:list-item>
              <text:p text:style-name="P22">Data from conventional forestry planning coupled with a spatial conservation prioritization tool like Zonation can be used to identify areas of high conservation priorities</text:p>
            </text:list-item>
            <text:list-item>
              <text:p text:style-name="P22">Characterize how the validation worked or not with different data sets</text:p>
            </text:list-item>
            <text:list-item>
              <text:p text:style-name="P22">Note that results should not be extrapolated beyond the current problem definition</text:p>
            </text:list-item>
            <text:list-item>
              <text:p text:style-name="P59"><text:change-start text:change-id="ct62760768"/><text:span text:style-name="T3">Depending on the prioritization tool used, the analysis and the results often are static → if and when dynamics are not considered it is hard to say much about persistence and hence effectiveness.</text:span><text:span text:style-name="T3"> </text:span></text:p>
            </text:list-item>
            <text:list-item>
              <text:p text:style-name="P53">Formulation of the objectives is thus important and the results should not extrapolated beyond the scope of the analysis at hand<text:change-end text:change-id="ct62760768"/></text:p>
            </text:list-item>
          </text:list>
        </text:list-item>
        <text:list-item>
          <text:p text:style-name="P22">Aligning planning needs, spatial scale, resolution and the (planning) decision-making context need careful consideration</text:p>
          <text:list>
            <text:list-item>
              <text:p text:style-name="P22">There is no single best solution: the most suitable solution will have to be carefully planned</text:p>
            </text:list-item>
            <text:list-item>
              <text:p text:style-name="P22">This implies that operational capacity also needs to be in place in order for the analysis be repeatable and adaptive</text:p>
            </text:list-item>
            <text:list-item>
              <text:p text:style-name="P22">Learning institutions, enabling and empowerment important for the long-term adoption of new techniques (refs Knight etc.)</text:p>
            </text:list-item>
          </text:list>
        </text:list-item>
        <text:list-item>
          <text:p text:style-name="P22">Incorporation of the results into operational forestry planning – “the manager's view”</text:p>
          <text:list>
            <text:list-item>
              <text:p text:style-name="P22">Antti</text:p>
            </text:list-item>
          </text:list>
        </text:list-item>
        <text:list-item>
          <text:p text:style-name="P22">Opportunities for improvement:</text:p>
          <text:list>
            <text:list-item>
              <text:p text:style-name="P22">Data</text:p>
              <text:list>
                <text:list-item>
                  <text:p text:style-name="P22">There are clear differences in the quality of the data</text:p>
                </text:list-item>
                <text:list-item>
                  <text:p text:style-name="P22">How to improve the data base underlying prioritizations, noting that data needs to be available across a large area?</text:p>
                </text:list-item>
                <text:list-item>
                  <text:p text:style-name="P22">What would be ideal data for validation?</text:p>
                </text:list-item>
              </text:list>
            </text:list-item>
            <text:list-item>
              <text:p text:style-name="P22">Methods</text:p>
              <text:list>
                <text:list-item>
                  <text:p text:style-name="P22">More realistic ecological models accounting for X, XX, and XXX</text:p>
                </text:list-item>
                <text:list-item>
                  <text:p text:style-name="P22">Known planning needs that this analysis does not answer.</text:p>
                </text:list-item>
              </text:list>
            </text:list-item>
            <text:list-item>
              <text:p text:style-name="P22">Enabling input to decision-making</text:p>
              <text:list>
                <text:list-item>
                  <text:p text:style-name="P22">Mainstreaming the methods</text:p>
                </text:list-item>
              </text:list>
            </text:list-item>
          </text:list>
        </text:list-item>
        <text:list-item>
          <text:p text:style-name="P22">The road forward</text:p>
        </text:list-item>
      </text:list>
      <text:section text:style-name="Sect1" text:name="ADDIN Mendeley Bibliography CSL_BIBLIOGRAPHY  RNDdcrH3Xjxlo">
        <text:section text:style-name="Sect1" text:name="ADDIN Mendeley Bibliography CSL_BIBLIOGRAPHY  RNDmheVhIsd6c">
          <text:p text:style-name="P6">Côté, P., Tittler, R., Messier, C., Kneeshaw, D.D., Fall, A., Fortin, M.-J., 2010. Comparing different forest zoning options for landscape-scale management of the boreal forest: Possible benefits of the TRIAD. Forest Ecology and Management 259, 418–427.</text:p>
          <text:p text:style-name="P8">Ferrier, S., Wintle, B.A., 2009. Quantitative Approaches to Spatial Conservation Prioritization: Matching the Solution to the Need, in: Moilanen, A., Wilson, K.A., Possingham, H.P. (Eds.), Spatial Conservation Prioritization: Quantitative Methods &amp; Computational Tools. Oxford University Press, Oxford, p. 304.</text:p>
          <text:p text:style-name="P8">Hanski, I., 2011. Habitat Loss, the Dynamics of Biodiversity, and a Perspective on Conservation. Ambio 40, 248–255.</text:p>
          <text:p text:style-name="P8">Kangas, J., Store, R., Kangas, A., 2005. Socioecological landscape planning approach and multicriteria acceptability analysis in multiple-purpose forest management. Forest Policy and Economics 7, 603–614.</text:p>
          <text:p text:style-name="P8">Kuuluvainen, T., Grenfell, R., 2012. Natural disturbance emulation in boreal forest ecosystem management — theories, strategies , and a comparison with conventional even-aged management. Canadian Journal of Forest Research 1203, 1185–1203.</text:p>
          <text:p text:style-name="P8">Langford, W.T., Gordon, A., Bastin, L., Bekessy, S., White, M.D., Newell, G., 2011. Raising the bar for systematic conservation planning. Trends in Ecology and Evolution 26, 634–640.</text:p>
          <text:p text:style-name="P8">Lehtomäki, J., Tomppo, E., Kuokkanen, P., Hanski, I., Moilanen, A., 2009. Applying spatial conservation prioritization software and high-resolution GIS data to a national-scale study in forest conservation. Forest Ecology and Management 258, 2439–2449.</text:p>
          <text:p text:style-name="P8">Mikusiński, G., Pressey, R.L., Edenius, L., Kujala, H., Moilanen, A., Niemelä, J., Ranius, T., 2007. Conservation Planning in Forest Landscapes of Fennoscandia and an Approach to the Challenge of Countdown 2010. Conservation Biology 21, 1445–1454.</text:p>
          <text:p text:style-name="P8">Moilanen, A., Anderson, B.J., Eigenbrod, F., Heinemeyer, A., Roy, D.B., Gillings, S., Armsworth, P.R., Gaston, K.J., Thomas, C.D., 2011. Balancing alternative land uses in conservation prioritization. Ecological Applications 21, 1419–1426.</text:p>
          <text:p text:style-name="P8">Paloniemi, R., Tikka, P.M., 2008. Ecological and social aspects of biodiversity conservation on private lands. Environmental Science &amp; Policy 11, 336–346.</text:p>
          <text:p text:style-name="P8">Sirkiä, S., Lehtomäki, J., Lindén, H., Tomppo, E., Moilanen, A., 2012. Defining spatial priorities for capercaillie Tetrao urogallus lekking landscape conservation in south-central Finland. Wildlife Biology 18, 337–353.</text:p>
          <text:p text:style-name="P9"/>
        </text:section>
      </text:section>
      <text:p text:style-name="P7"/>
      <text:p text:style-name="P7"/>
      <text:p text:style-name="P7"/>
      <text:p text:style-name="P7"/>
      <text:p text:style-name="P7"/>
      <text:p text:style-name="P7"/>
      <text:p text:style-name="P7"/>
      <text:p text:style-name="P7"/>
      <text:p text:style-name="P7"/>
      <text:p text:style-name="P7"/>
      <text:p text:style-name="P7"><text:soft-page-break/>Appendix</text:p>
      <text:p text:style-name="P14"/>
      <text:p text:style-name="P10"><text:span text:style-name="T20">Table A1: </text:span><text:span text:style-name="T2">Connectivity matrix.</text:span></text:p>
      <text:p text:style-name="P16"><text:span text:style-name="T13">Supplementary material</text:span><text:span text:style-name="Comment_20_Reference"><text:span text:style-name="T15"><office:annotation><dc:creator>Joona Lehtomäki</dc:creator><dc:date>2013-02-06T14:36:00</dc:date><text:p text:style-name="P60"><text:span text:style-name="T38">More specific outline needed</text:span></text:p></office:annotation></text:span></text:span></text:p>
      <text:p text:style-name="P14"/>
      <text:p text:style-name="P11">Table S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ymbol" svg:font-family="Symbol" style:font-family-generic="roman" style:font-pitch="variable" style:font-charset="x-symbol"/>
    <style:font-face style:name="OpenSymbol1" svg:font-family="OpenSymbol"/>
    <style:font-face style:name="DejaVu Sans Mono" svg:font-family="'DejaVu Sans Mono'" style:font-family-generic="modern"/>
    <style:font-face style:name="DejaVu Sans" svg:font-family="'DejaVu Sans'" style:font-family-generic="swiss"/>
    <style:font-face style:name="DejaVu Sans4" svg:font-family="'DejaVu Sans', 'MS Mincho'" style:font-pitch="variable"/>
    <style:font-face style:name="Droid Sans Fallback1" svg:font-family="'Droid Sans Fallback'" style:font-pitch="variable"/>
    <style:font-face style:name="Droid Sans Fallback2" svg:font-family="'Droid Sans Fallback', 'MS Mincho'" style:font-pitch="variable"/>
    <style:font-face style:name="OpenSymbol" svg:font-family="OpenSymbol, 'Arial Unicode MS'" style:font-pitch="variable"/>
    <style:font-face style:name="DejaVu Sans3" svg:font-family="'DejaVu Sans'" style:font-family-generic="roman" style:font-pitch="variable"/>
    <style:font-face style:name="Droid Sans" svg:font-family="'Droid Sans', 'Arial Unicode MS'" style:font-family-generic="roman" style:font-pitch="variable"/>
    <style:font-face style:name="Liberation Serif" svg:font-family="'Liberation Serif'" style:font-family-generic="roman" style:font-pitch="variable"/>
    <style:font-face style:name="Liberation Serif1" svg:font-family="'Liberation Serif', 'MS PMincho'" style:font-family-generic="roman" style:font-pitch="variable"/>
    <style:font-face style:name="Mangal" svg:font-family="Mangal" style:font-family-generic="roman" style:font-pitch="variable"/>
    <style:font-face style:name="Arial" svg:font-family="Arial" style:font-family-generic="swiss" style:font-pitch="variable"/>
    <style:font-face style:name="Calibri" svg:font-family="Calibri" style:font-family-generic="swiss" style:font-pitch="variable"/>
    <style:font-face style:name="DejaVu Sans2" svg:font-family="'DejaVu Sans'" style:font-family-generic="swiss" style:font-pitch="variable"/>
    <style:font-face style:name="Droid Sans1" svg:font-family="'Droid Sans'" style:font-family-generic="swiss" style:font-pitch="variable"/>
    <style:font-face style:name="Droid Sans2" svg:font-family="'Droid Sans', 'Arial Unicode MS'" style:font-family-generic="swiss" style:font-pitch="variable"/>
    <style:font-face style:name="Liberation Sans" svg:font-family="'Liberation Sans', Arial" style:font-family-generic="swiss" style:font-pitch="variable"/>
    <style:font-face style:name="Liberation Serif2" svg:font-family="'Liberation Serif'" style:font-family-generic="swiss" style:font-pitch="variable"/>
    <style:font-face style:name="Tahoma" svg:font-family="Tahoma" style:font-family-generic="swiss" style:font-pitch="variable"/>
    <style:font-face style:name="DejaVu Sans1"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font-name-asian="Droid Sans Fallback"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Liberation Serif1" fo:font-size="12pt" fo:language="en" fo:country="US" style:letter-kerning="true" style:font-name-asian="Droid Sans Fallback2" style:font-size-asian="12pt" style:language-asian="zh" style:country-asian="CN" style:font-name-complex="DejaVu Sans4"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roid Sans Fallback2" style:font-size-asian="14pt" style:font-name-complex="Ari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Ari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size-complex="12pt" style:font-style-complex="italic"/>
    </style:style>
    <style:style style:name="Index" style:family="paragraph" style:parent-style-name="Standard" style:class="index">
      <style:paragraph-properties text:number-lines="false" text:line-number="0"/>
      <style:text-properties style:font-name-complex="Arial"/>
    </style:style>
    <style:style style:name="Header" style:family="paragraph" style:parent-style-name="Standard" style:class="extra">
      <style:paragraph-properties text:number-lines="false" text:line-number="0"/>
      <style:text-properties style:font-name-complex="Mangal" style:font-size-complex="10.5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Serif1" fo:font-size="10pt" style:font-name-asian="Droid Sans Fallback2" style:font-size-asian="10pt" style:font-name-complex="DejaVu Sans Mono" style:font-size-complex="10pt"/>
    </style:style>
    <style:style style:name="Comment_20_Text" style:display-name="Comment Text" style:family="paragraph" style:parent-style-name="Standard">
      <style:text-properties fo:font-size="10pt" style:font-size-asian="10pt" style:font-name-complex="Mangal" style:font-size-complex="9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alloon_20_Text" style:display-name="Balloon Text" style:family="paragraph" style:parent-style-name="Standard">
      <style:text-properties style:font-name="Tahoma" fo:font-size="8pt" style:font-size-asian="8pt" style:font-name-complex="Mangal" style:font-size-complex="7pt"/>
    </style:style>
    <style:style style:name="Revision" style:family="paragraph">
      <style:paragraph-properties fo:orphans="2" fo:widows="2" fo:hyphenation-ladder-count="no-limit"/>
      <style:text-properties style:use-window-font-color="true" style:font-name="Liberation Serif1" fo:font-size="12pt" fo:language="en" fo:country="US" style:letter-kerning="true" style:font-name-asian="Droid Sans Fallback2" style:font-size-asian="12pt" style:language-asian="zh" style:country-asian="CN" style:font-name-complex="Mangal" style:font-size-complex="10.5pt" style:language-complex="hi" style:country-complex="IN" fo:hyphenate="false" fo:hyphenation-remain-char-count="2" fo:hyphenation-push-char-count="2"/>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text-properties style:font-name-complex="Mangal" style:font-size-complex="10.5pt"/>
    </style:style>
    <style:style style:name="WW8Num1z0" style:family="text">
      <style:text-properties style:font-name="Symbol" style:font-name-complex="OpenSymbol"/>
    </style:style>
    <style:style style:name="WW8Num1z1" style:family="text">
      <style:text-properties style:font-name="OpenSymbol" style:font-name-complex="OpenSymbol"/>
    </style:style>
    <style:style style:name="WW8Num2z0" style:family="text">
      <style:text-properties style:font-name="Symbol" style:font-name-complex="OpenSymbol"/>
    </style:style>
    <style:style style:name="WW8Num2z1" style:family="text">
      <style:text-properties style:font-name="OpenSymbol" style:font-name-complex="OpenSymbol"/>
    </style:style>
    <style:style style:name="WW8Num3z0" style:family="text">
      <style:text-properties style:font-name="Symbol" style:font-name-complex="OpenSymbol"/>
    </style:style>
    <style:style style:name="WW8Num3z1" style:family="text">
      <style:text-properties style:font-name="OpenSymbol" style:font-name-complex="OpenSymbol"/>
    </style:style>
    <style:style style:name="WW8Num4z0" style:family="text">
      <style:text-properties style:font-name="Symbol" style:font-name-complex="OpenSymbol"/>
    </style:style>
    <style:style style:name="WW8Num4z1" style:family="text">
      <style:text-properties style:font-name="OpenSymbol" style:font-name-complex="OpenSymbol"/>
    </style:style>
    <style:style style:name="WW8Num5z1" style:family="text">
      <style:text-properties fo:font-weight="normal" style:font-weight-asian="normal"/>
    </style:style>
    <style:style style:name="WW8Num6z0" style:family="text">
      <style:text-properties style:font-name="Symbol" style:font-name-complex="OpenSymbol"/>
    </style:style>
    <style:style style:name="WW8Num6z1" style:family="text">
      <style:text-properties style:font-name="OpenSymbol" style:font-name-complex="OpenSymbol"/>
    </style:style>
    <style:style style:name="WW8Num7z0" style:family="text">
      <style:text-properties style:font-name="Symbol" style:font-name-complex="OpenSymbol"/>
    </style:style>
    <style:style style:name="WW8Num7z1" style:family="text">
      <style:text-properties style:font-name="OpenSymbol" style:font-name-complex="OpenSymbol"/>
    </style:style>
    <style:style style:name="WW8Num8z0" style:family="text">
      <style:text-properties style:font-name="Symbol" style:font-name-complex="OpenSymbol"/>
    </style:style>
    <style:style style:name="WW8Num8z1" style:family="text">
      <style:text-properties style:font-name="OpenSymbol" style:font-name-complex="OpenSymbol"/>
    </style:style>
    <style:style style:name="WW8Num9z0" style:family="text">
      <style:text-properties style:font-name="Symbol" style:font-name-complex="OpenSymbol"/>
    </style:style>
    <style:style style:name="WW8Num9z1" style:family="text">
      <style:text-properties style:font-name="OpenSymbol" style:font-name-complex="OpenSymbol"/>
    </style:style>
    <style:style style:name="WW8Num10z0" style:family="text">
      <style:text-properties style:font-name="Symbol" style:font-name-complex="OpenSymbol"/>
    </style:style>
    <style:style style:name="WW8Num10z1" style:family="text">
      <style:text-properties style:font-name="OpenSymbol" style:font-name-complex="OpenSymbol"/>
    </style:style>
    <style:style style:name="WW8Num11z0" style:family="text">
      <style:text-properties style:font-name="Symbol" style:font-name-complex="OpenSymbol"/>
    </style:style>
    <style:style style:name="WW8Num11z1" style:family="text">
      <style:text-properties style:font-name="OpenSymbol" style:font-name-complex="OpenSymbol"/>
    </style:style>
    <style:style style:name="WW8Num12z0" style:family="text">
      <style:text-properties style:font-name="Symbol" style:font-name-complex="OpenSymbol"/>
    </style:style>
    <style:style style:name="WW8Num12z1" style:family="text">
      <style:text-properties style:font-name="OpenSymbol" style:font-name-complex="OpenSymbol"/>
    </style:style>
    <style:style style:name="WW8Num13z0" style:family="text">
      <style:text-properties style:font-name="Symbol" style:font-name-complex="OpenSymbol"/>
    </style:style>
    <style:style style:name="WW8Num13z1" style:family="text">
      <style:text-properties style:font-name="OpenSymbol" style:font-name-complex="OpenSymbol"/>
    </style:style>
    <style:style style:name="WW8Num14z0" style:family="text">
      <style:text-properties style:font-name="Symbol" style:font-name-complex="OpenSymbol"/>
    </style:style>
    <style:style style:name="WW8Num14z1" style:family="text">
      <style:text-properties style:font-name="OpenSymbol" style:font-name-complex="OpenSymbol"/>
    </style:style>
    <style:style style:name="Default_20_Paragraph_20_Font" style:display-name="Default Paragraph Font" style:family="text"/>
    <style:style style:name="WW-Default_20_Paragraph_20_Font" style:display-name="WW-Default Paragraph Font" style:family="text"/>
    <style:style style:name="Absatz-Standardschriftart" style:family="text"/>
    <style:style style:name="Internet_20_link" style:display-name="Internet link" style:family="text">
      <style:text-properties fo:color="#000080" fo:language="zxx" fo:country="none" style:text-underline-style="solid" style:text-underline-width="auto" style:text-underline-color="font-color"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style:font-name="Liberation Serif1" fo:language="en" fo:country="US" style:letter-kerning="true" style:font-name-asian="Droid Sans Fallback2" style:language-asian="zh" style:country-asian="CN" style:font-name-complex="Mangal" style:font-size-complex="9pt" style:language-complex="hi" style:country-complex="IN"/>
    </style:style>
    <style:style style:name="Comment_20_Subject_20_Char" style:display-name="Comment Subject Char" style:family="text">
      <style:text-properties style:font-name="Liberation Serif1" fo:language="en" fo:country="US" fo:font-weight="bold" style:letter-kerning="true" style:font-name-asian="Droid Sans Fallback2" style:language-asian="zh" style:country-asian="CN" style:font-weight-asian="bold" style:font-name-complex="Mangal" style:font-size-complex="9pt" style:language-complex="hi" style:country-complex="IN" style:font-weight-complex="bold"/>
    </style:style>
    <style:style style:name="Balloon_20_Text_20_Char" style:display-name="Balloon Text Char" style:family="text">
      <style:text-properties style:font-name="Tahoma" fo:font-size="8pt" fo:language="en" fo:country="US" style:letter-kerning="true" style:font-name-asian="Droid Sans Fallback2" style:font-size-asian="8pt" style:language-asian="zh" style:country-asian="CN" style:font-name-complex="Mangal" style:font-size-complex="7pt" style:language-complex="hi" style:country-complex="IN"/>
    </style:style>
    <style:style style:name="Footer_20_Char" style:display-name="Footer Char" style:family="text">
      <style:text-properties style:font-name="Liberation Serif1" fo:font-size="12pt" fo:language="en" fo:country="US" style:letter-kerning="true" style:font-name-asian="Droid Sans Fallback2" style:font-size-asian="12pt" style:language-asian="zh" style:country-asian="CN" style:font-name-complex="Mangal" style:font-size-complex="10.5pt" style:language-complex="hi" style:country-complex="IN"/>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5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51cm" fo:text-indent="-0.635cm" fo:margin-left="1.251cm"/>
        </style:list-level-properties>
        <style:text-properties style:font-name="Symbol"/>
      </text:list-level-style-bullet>
      <text:list-level-style-bullet text:level="2" text:style-name="WW8Num6z1" style:num-suffix="." text:bullet-char="◦">
        <style:list-level-properties text:list-level-position-and-space-mode="label-alignment">
          <style:list-level-label-alignment text:label-followed-by="listtab" text:list-tab-stop-position="1.886cm" fo:text-indent="-0.635cm" fo:margin-left="1.886cm"/>
        </style:list-level-properties>
        <style:text-properties style:font-name="OpenSymbol"/>
      </text:list-level-style-bullet>
      <text:list-level-style-bullet text:level="3" text:style-name="WW8Num6z1" style:num-suffix="." text:bullet-char="▪">
        <style:list-level-properties text:list-level-position-and-space-mode="label-alignment">
          <style:list-level-label-alignment text:label-followed-by="listtab" text:list-tab-stop-position="2.521cm" fo:text-indent="-0.635cm" fo:margin-left="2.521cm"/>
        </style:list-level-properties>
        <style:text-properties style:font-name="OpenSymbol"/>
      </text:list-level-style-bullet>
      <text:list-level-style-bullet text:level="4" text:style-name="WW8Num6z0" style:num-suffix="." text:bullet-char="">
        <style:list-level-properties text:list-level-position-and-space-mode="label-alignment">
          <style:list-level-label-alignment text:label-followed-by="listtab" text:list-tab-stop-position="3.156cm" fo:text-indent="-0.635cm" fo:margin-left="3.156cm"/>
        </style:list-level-properties>
        <style:text-properties style:font-name="Symbol"/>
      </text:list-level-style-bullet>
      <text:list-level-style-bullet text:level="5" text:style-name="WW8Num6z1" style:num-suffix="." text:bullet-char="◦">
        <style:list-level-properties text:list-level-position-and-space-mode="label-alignment">
          <style:list-level-label-alignment text:label-followed-by="listtab" text:list-tab-stop-position="3.791cm" fo:text-indent="-0.635cm" fo:margin-left="3.791cm"/>
        </style:list-level-properties>
        <style:text-properties style:font-name="OpenSymbol"/>
      </text:list-level-style-bullet>
      <text:list-level-style-bullet text:level="6" text:style-name="WW8Num6z1" style:num-suffix="." text:bullet-char="▪">
        <style:list-level-properties text:list-level-position-and-space-mode="label-alignment">
          <style:list-level-label-alignment text:label-followed-by="listtab" text:list-tab-stop-position="4.426cm" fo:text-indent="-0.635cm" fo:margin-left="4.426cm"/>
        </style:list-level-properties>
        <style:text-properties style:font-name="OpenSymbol"/>
      </text:list-level-style-bullet>
      <text:list-level-style-bullet text:level="7" text:style-name="WW8Num6z0" style:num-suffix="." text:bullet-char="">
        <style:list-level-properties text:list-level-position-and-space-mode="label-alignment">
          <style:list-level-label-alignment text:label-followed-by="listtab" text:list-tab-stop-position="5.061cm" fo:text-indent="-0.635cm" fo:margin-left="5.061cm"/>
        </style:list-level-properties>
        <style:text-properties style:font-name="Symbol"/>
      </text:list-level-style-bullet>
      <text:list-level-style-bullet text:level="8" text:style-name="WW8Num6z1" style:num-suffix="." text:bullet-char="◦">
        <style:list-level-properties text:list-level-position-and-space-mode="label-alignment">
          <style:list-level-label-alignment text:label-followed-by="listtab" text:list-tab-stop-position="5.696cm" fo:text-indent="-0.635cm" fo:margin-left="5.696cm"/>
        </style:list-level-properties>
        <style:text-properties style:font-name="OpenSymbol"/>
      </text:list-level-style-bullet>
      <text:list-level-style-bullet text:level="9" text:style-name="WW8Num6z1" style:num-suffix="." text:bullet-char="▪">
        <style:list-level-properties text:list-level-position-and-space-mode="label-alignment">
          <style:list-level-label-alignment text:label-followed-by="listtab" text:list-tab-stop-position="6.331cm" fo:text-indent="-0.635cm" fo:margin-left="6.331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7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7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7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7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251cm" fo:text-indent="-0.635cm" fo:margin-left="1.251cm"/>
        </style:list-level-properties>
        <style:text-properties style:font-name="Symbol"/>
      </text:list-level-style-bullet>
      <text:list-level-style-bullet text:level="2" text:style-name="WW8Num8z1" style:num-suffix="." text:bullet-char="◦">
        <style:list-level-properties text:list-level-position-and-space-mode="label-alignment">
          <style:list-level-label-alignment text:label-followed-by="listtab" text:list-tab-stop-position="1.886cm" fo:text-indent="-0.635cm" fo:margin-left="1.886cm"/>
        </style:list-level-properties>
        <style:text-properties style:font-name="OpenSymbol"/>
      </text:list-level-style-bullet>
      <text:list-level-style-bullet text:level="3" text:style-name="WW8Num8z1" style:num-suffix="." text:bullet-char="▪">
        <style:list-level-properties text:list-level-position-and-space-mode="label-alignment">
          <style:list-level-label-alignment text:label-followed-by="listtab" text:list-tab-stop-position="2.521cm" fo:text-indent="-0.635cm" fo:margin-left="2.521cm"/>
        </style:list-level-properties>
        <style:text-properties style:font-name="OpenSymbol"/>
      </text:list-level-style-bullet>
      <text:list-level-style-bullet text:level="4" text:style-name="WW8Num8z0" style:num-suffix="." text:bullet-char="">
        <style:list-level-properties text:list-level-position-and-space-mode="label-alignment">
          <style:list-level-label-alignment text:label-followed-by="listtab" text:list-tab-stop-position="3.156cm" fo:text-indent="-0.635cm" fo:margin-left="3.156cm"/>
        </style:list-level-properties>
        <style:text-properties style:font-name="Symbol"/>
      </text:list-level-style-bullet>
      <text:list-level-style-bullet text:level="5" text:style-name="WW8Num8z1" style:num-suffix="." text:bullet-char="◦">
        <style:list-level-properties text:list-level-position-and-space-mode="label-alignment">
          <style:list-level-label-alignment text:label-followed-by="listtab" text:list-tab-stop-position="3.791cm" fo:text-indent="-0.635cm" fo:margin-left="3.791cm"/>
        </style:list-level-properties>
        <style:text-properties style:font-name="OpenSymbol"/>
      </text:list-level-style-bullet>
      <text:list-level-style-bullet text:level="6" text:style-name="WW8Num8z1" style:num-suffix="." text:bullet-char="▪">
        <style:list-level-properties text:list-level-position-and-space-mode="label-alignment">
          <style:list-level-label-alignment text:label-followed-by="listtab" text:list-tab-stop-position="4.426cm" fo:text-indent="-0.635cm" fo:margin-left="4.426cm"/>
        </style:list-level-properties>
        <style:text-properties style:font-name="OpenSymbol"/>
      </text:list-level-style-bullet>
      <text:list-level-style-bullet text:level="7" text:style-name="WW8Num8z0" style:num-suffix="." text:bullet-char="">
        <style:list-level-properties text:list-level-position-and-space-mode="label-alignment">
          <style:list-level-label-alignment text:label-followed-by="listtab" text:list-tab-stop-position="5.061cm" fo:text-indent="-0.635cm" fo:margin-left="5.061cm"/>
        </style:list-level-properties>
        <style:text-properties style:font-name="Symbol"/>
      </text:list-level-style-bullet>
      <text:list-level-style-bullet text:level="8" text:style-name="WW8Num8z1" style:num-suffix="." text:bullet-char="◦">
        <style:list-level-properties text:list-level-position-and-space-mode="label-alignment">
          <style:list-level-label-alignment text:label-followed-by="listtab" text:list-tab-stop-position="5.696cm" fo:text-indent="-0.635cm" fo:margin-left="5.696cm"/>
        </style:list-level-properties>
        <style:text-properties style:font-name="OpenSymbol"/>
      </text:list-level-style-bullet>
      <text:list-level-style-bullet text:level="9" text:style-name="WW8Num8z1" style:num-suffix="." text:bullet-char="▪">
        <style:list-level-properties text:list-level-position-and-space-mode="label-alignment">
          <style:list-level-label-alignment text:label-followed-by="listtab" text:list-tab-stop-position="6.331cm" fo:text-indent="-0.635cm" fo:margin-left="6.331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9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9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9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9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0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0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0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0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1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1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1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1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style:font-name="Droid Sans1"/>
    </style:style>
    <style:style style:name="MT1" style:family="text">
      <style:text-properties style:font-name-complex="Calibri"/>
    </style:style>
    <style:page-layout style:name="Mpm1">
      <style:page-layout-properties fo:page-width="21.59cm" fo:page-height="27.94cm" style:num-format="1" style:print-orientation="portrait" fo:margin-top="2cm" fo:margin-bottom="1.27cm" fo:margin-left="2cm" fo:margin-right="2cm" style:writing-mode="lr-tb" style:layout-grid-color="#c0c0c0" style:layout-grid-lines="44" style:layout-grid-base-height="0.55cm" style:layout-grid-ruby-height="0cm" style:layout-grid-mode="none" style:layout-grid-ruby-below="false" style:layout-grid-print="false" style:layout-grid-display="false" style:layout-grid-base-width="0.36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73cm" fo:margin-left="0cm" fo:margin-right="0cm" fo:margin-top="0.631cm" style:dynamic-spacing="true"/>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43" style:layout-grid-base-height="0.55cm" style:layout-grid-ruby-height="0cm" style:layout-grid-mode="none" style:layout-grid-ruby-below="false" style:layout-grid-print="false" style:layout-grid-display="false" style:layout-grid-base-width="0.36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footer>
        <text:p text:style-name="MP1"><text:span text:style-name="MT1">Lehtomäki et al. - </text:span><text:span text:style-name="MT1"><text:page-number text:select-page="current">11</text:page-number></text:span></text:p>
        <text:p text:style-name="Footer"/>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11-22T06:47:00</meta:creation-date>
    <dc:creator>Joona Lehtomäki</dc:creator>
    <dc:date>2013-02-28T13:43:00</dc:date>
    <meta:editing-cycles>19</meta:editing-cycles>
    <meta:editing-duration>PT2H53M10S</meta:editing-duration>
    <meta:generator>LibreOffice/4.0.1.1$Linux_X86_64 LibreOffice_project/400m0$Build-1</meta:generator>
    <meta:document-statistic meta:table-count="0" meta:image-count="0" meta:object-count="0" meta:page-count="11" meta:paragraph-count="139" meta:word-count="2187" meta:character-count="14564" meta:non-whitespace-character-count="12581"/>
    <meta:user-defined meta:name="Mendeley Citation Style_1">http://www.zotero.org/styles/biological-conservation</meta:user-defined>
    <meta:user-defined meta:name="Mendeley Document_1">True</meta:user-defined>
    <meta:user-defined meta:name="Mendeley User Name_1">joona.lehtomaki@gmail.com@www.mendeley.com</meta:user-defined>
  </office:meta>
</office:document-meta>
</file>